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1" svg:font-family="Consolas"/>
    <style:font-face style:name="Mangal1" svg:font-family="Mangal"/>
    <style:font-face style:name="Times New Roman" svg:font-family="'Times New Roman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style:font-size-asian="9.5pt"/>
    </style:style>
    <style:style style:name="P2" style:family="paragraph" style:parent-style-name="Standard">
      <style:text-properties fo:color="#000000" style:font-name="Consolas" fo:font-size="9.5pt" style:font-size-asian="9.5pt"/>
    </style:style>
    <style:style style:name="P3" style:family="paragraph" style:parent-style-name="Standard">
      <style:text-properties fo:color="#000000" style:font-name="Consolas" fo:font-size="9.5pt" style:font-size-asian="9.5pt"/>
    </style:style>
    <style:style style:name="P4" style:family="paragraph" style:parent-style-name="Standard">
      <style:text-properties fo:color="#0000ff" style:font-name="Consolas" fo:font-size="9.5pt" style:font-size-asian="9.5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.007cm" loext:contextual-spacing="false" fo:line-height="103%" fo:text-align="justify" style:justify-single-word="false" fo:text-indent="1.251cm" style:auto-text-indent="false" fo:background-color="transparent">
        <style:tab-stops/>
      </style:paragraph-properties>
      <style:text-properties fo:color="#000000" style:font-name="Consolas" fo:font-size="9.5pt" fo:language="en" fo:country="US" officeooo:rsid="00769fce" officeooo:paragraph-rsid="0001c3f9" style:font-size-asian="9.5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.007cm" loext:contextual-spacing="false" fo:line-height="103%" fo:text-align="justify" style:justify-single-word="false" fo:text-indent="1.251cm" style:auto-text-indent="false" fo:background-color="transparent">
        <style:tab-stops/>
      </style:paragraph-properties>
      <style:text-properties fo:color="#000000" style:font-name="Consolas" fo:font-size="9.5pt" officeooo:paragraph-rsid="0001c3f9" style:font-size-asian="9.5pt"/>
    </style:style>
    <style:style style:name="T1" style:family="text">
      <style:text-properties fo:color="#0000ff" style:font-name="Consolas" fo:font-size="9.5pt" style:font-size-asian="9.5pt"/>
    </style:style>
    <style:style style:name="T2" style:family="text">
      <style:text-properties fo:color="#0000ff" style:font-name="Consolas" fo:font-size="9.5pt" style:font-size-asian="9.5pt"/>
    </style:style>
    <style:style style:name="T3" style:family="text">
      <style:text-properties fo:color="#0000ff"/>
    </style:style>
    <style:style style:name="T4" style:family="text">
      <style:text-properties fo:color="#000000" style:font-name="Consolas" fo:font-size="9.5pt" style:font-size-asian="9.5pt"/>
    </style:style>
    <style:style style:name="T5" style:family="text">
      <style:text-properties fo:color="#000000" style:font-name="Consolas" fo:font-size="9.5pt" style:font-size-asian="9.5pt"/>
    </style:style>
    <style:style style:name="T6" style:family="text">
      <style:text-properties fo:color="#808080" style:font-name="Consolas" fo:font-size="9.5pt" style:font-size-asian="9.5pt"/>
    </style:style>
    <style:style style:name="T7" style:family="text">
      <style:text-properties fo:color="#808080" style:font-name="Consolas" fo:font-size="9.5pt" style:font-size-asian="9.5pt"/>
    </style:style>
    <style:style style:name="T8" style:family="text">
      <style:text-properties fo:color="#ff0000" style:font-name="Consolas" fo:font-size="9.5pt" style:font-size-asian="9.5pt"/>
    </style:style>
    <style:style style:name="T9" style:family="text">
      <style:text-properties fo:color="#ff0000" style:font-name="Consolas" fo:font-size="9.5pt" style:font-size-asian="9.5pt"/>
    </style:style>
    <style:style style:name="T10" style:family="text"/>
    <style:style style:name="T11" style:family="text">
      <style:text-properties fo:font-variant="normal" fo:text-transform="none" fo:color="#0000ff" style:font-name="Consolas1" fo:font-size="9.5pt" fo:letter-spacing="normal" fo:font-style="normal" fo:font-weight="normal" style:font-size-asian="9.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USE</text:span><text:span text:style-name="T4"> Тарифный_план_абонента </text:span></text:p>
      <text:p text:style-name="Standard"><text:span text:style-name="T1">GO</text:span><text:span text:style-name="T4"> </text:span></text:p>
      <text:p text:style-name="P1"><text:s/></text:p>
      <text:p text:style-name="Standard"><text:span text:style-name="T1">CREATE</text:span><text:span text:style-name="T4"> </text:span><text:span text:style-name="T1">TABLE</text:span><text:span text:style-name="T4"> [Сотовая компания] </text:span></text:p>
      <text:p text:style-name="Standard"><text:span text:style-name="T6">(</text:span><text:span text:style-name="T4">[ID Сотовой компании] </text:span><text:span text:style-name="T1">int</text:span><text:span text:style-name="T4"> </text:span><text:span text:style-name="T6">not</text:span><text:span text:style-name="T4"> </text:span><text:span text:style-name="T6">null</text:span><text:span text:style-name="T4"> </text:span><text:span text:style-name="T1">identity </text:span><text:span text:style-name="T6">(</text:span><text:span text:style-name="T4">1</text:span><text:span text:style-name="T6">,</text:span><text:span text:style-name="T4"> 1</text:span><text:span text:style-name="T6">),</text:span></text:p>
      <text:p text:style-name="Standard"><text:span text:style-name="T4">Название </text:span><text:span text:style-name="T1">varchar</text:span><text:span text:style-name="T6">(</text:span><text:span text:style-name="T4">30</text:span><text:span text:style-name="T6">)</text:span><text:span text:style-name="T4"> </text:span><text:span text:style-name="T6">not</text:span><text:span text:style-name="T4"> </text:span><text:span text:style-name="T6">null,</text:span><text:span text:style-name="T4"> </text:span></text:p>
      <text:p text:style-name="Standard"><text:span text:style-name="T4">[Год основания] </text:span><text:span text:style-name="T1">int</text:span><text:span text:style-name="T4"> </text:span><text:span text:style-name="T6">not</text:span><text:span text:style-name="T4"> </text:span><text:span text:style-name="T6">null,</text:span><text:span text:style-name="T4"> </text:span></text:p>
      <text:p text:style-name="Standard"><text:span text:style-name="T4">[Адрес головного офиса] </text:span><text:span text:style-name="T1">varchar</text:span><text:span text:style-name="T6">(</text:span><text:span text:style-name="T4">30</text:span><text:span text:style-name="T6">)</text:span><text:span text:style-name="T4"> </text:span><text:span text:style-name="T6">not</text:span><text:span text:style-name="T4"> </text:span><text:span text:style-name="T6">null,</text:span><text:span text:style-name="T4"> </text:span></text:p>
      <text:p text:style-name="Standard"><text:span text:style-name="T4">Телефон </text:span><text:span text:style-name="T1">varchar</text:span><text:span text:style-name="T6">(</text:span><text:span text:style-name="T4">18</text:span><text:span text:style-name="T6">)</text:span><text:span text:style-name="T4"> </text:span><text:span text:style-name="T6">not</text:span><text:span text:style-name="T4"> </text:span><text:span text:style-name="T6">null</text:span><text:span text:style-name="T4"> </text:span><text:span text:style-name="T1">check </text:span><text:span text:style-name="T6">(</text:span><text:span text:style-name="T4">Телефон </text:span><text:span text:style-name="T6">like</text:span><text:span text:style-name="T4"> </text:span><text:span text:style-name="T8">'8[0-9][0-9][0-9] </text:span></text:p>
      <text:p text:style-name="Standard"><text:span text:style-name="T8">[0-9][0-9][0-9][0-9][0-9][0-9][0-9]'</text:span><text:span text:style-name="T6">),</text:span><text:span text:style-name="T4"> </text:span></text:p>
      <text:p text:style-name="Standard"><text:span text:style-name="T4">[ФИО Директора] </text:span><text:span text:style-name="T1">varchar</text:span><text:span text:style-name="T6">(</text:span><text:span text:style-name="T4">50</text:span><text:span text:style-name="T6">)</text:span><text:span text:style-name="T4"> </text:span><text:span text:style-name="T6">not</text:span><text:span text:style-name="T4"> </text:span><text:span text:style-name="T6">null)</text:span><text:span text:style-name="T4"> </text:span></text:p>
      <text:p text:style-name="Standard"><text:span text:style-name="T1">GO</text:span><text:span text:style-name="T4"> </text:span></text:p>
      <text:p text:style-name="Standard"><text:span text:style-name="T4"><text:s/></text:span><text:span text:style-name="T1">ALTER</text:span><text:span text:style-name="T4"> </text:span><text:span text:style-name="T1">TABLE</text:span><text:span text:style-name="T4"> [Сотовая компания] <text:s/></text:span></text:p>
      <text:p text:style-name="Standard"><text:span text:style-name="T4"><text:s/><text:tab/></text:span><text:span text:style-name="T1">ADD</text:span><text:span text:style-name="T4"> </text:span><text:span text:style-name="T1">CONSTRAINT</text:span><text:span text:style-name="T4"> PK_Сотовая_компания <text:s/></text:span><text:span text:style-name="T1">primary</text:span><text:span text:style-name="T4"> </text:span><text:span text:style-name="T1">key </text:span><text:span text:style-name="T6">(</text:span><text:span text:style-name="T4">Название</text:span><text:span text:style-name="T6">)</text:span><text:span text:style-name="T4"> </text:span></text:p>
      <text:p text:style-name="Standard"><text:span text:style-name="T1">GO</text:span><text:span text:style-name="T4"> </text:span></text:p>
      <text:p text:style-name="P1"/>
      <text:p text:style-name="Standard"><text:span text:style-name="T1">CREATE</text:span><text:span text:style-name="T4"> </text:span><text:span text:style-name="T1">TABLE</text:span><text:span text:style-name="T4"> [О тарифных планах абонентов]</text:span></text:p>
      <text:p text:style-name="Standard"><text:span text:style-name="T6">(</text:span><text:span text:style-name="T4">Абонент </text:span><text:span text:style-name="T1">varchar</text:span><text:span text:style-name="T6">(</text:span><text:span text:style-name="T4">50</text:span><text:span text:style-name="T6">)</text:span><text:span text:style-name="T4"> </text:span><text:span text:style-name="T6">not</text:span><text:span text:style-name="T4"> </text:span><text:span text:style-name="T6">null,</text:span><text:span text:style-name="T4"> </text:span></text:p>
      <text:p text:style-name="Standard"><text:span text:style-name="T4">Тариф </text:span><text:span text:style-name="T1">varchar</text:span><text:span text:style-name="T6">(</text:span><text:span text:style-name="T4">30</text:span><text:span text:style-name="T6">)</text:span><text:span text:style-name="T4"> </text:span><text:span text:style-name="T6">not</text:span><text:span text:style-name="T4"> </text:span><text:span text:style-name="T6">null,</text:span><text:span text:style-name="T4"> [Ежемесячный платеж] </text:span><text:span text:style-name="T1">int</text:span><text:span text:style-name="T4"> </text:span><text:span text:style-name="T6">not</text:span><text:span text:style-name="T4"> </text:span><text:span text:style-name="T6">null,</text:span><text:span text:style-name="T4"> </text:span></text:p>
      <text:p text:style-name="Standard"><text:span text:style-name="T4">[Дополнительная подключённая услуга] </text:span><text:span text:style-name="T1">varchar</text:span><text:span text:style-name="T6">(</text:span><text:span text:style-name="T4">30</text:span><text:span text:style-name="T6">),</text:span></text:p>
      <text:p text:style-name="Standard"><text:span text:style-name="T4">[Стоимость дополнительной услуги] </text:span><text:span text:style-name="T1">int</text:span><text:span text:style-name="T6">)</text:span><text:span text:style-name="T4"> </text:span></text:p>
      <text:p text:style-name="Standard"><text:span text:style-name="T1">GO</text:span><text:span text:style-name="T4"> </text:span></text:p>
      <text:p text:style-name="Standard"><text:span text:style-name="T1">ALTER</text:span><text:span text:style-name="T4"> </text:span><text:span text:style-name="T1">TABLE</text:span><text:span text:style-name="T4"> [О тарифных планах абонентов] </text:span></text:p>
      <text:p text:style-name="Standard"><text:span text:style-name="T4"><text:s/><text:tab/></text:span><text:span text:style-name="T1">ADD</text:span><text:span text:style-name="T4"> </text:span><text:span text:style-name="T1">CONSTRAINT</text:span><text:span text:style-name="T4"> PK_О_тарифных_планах_абонентов </text:span><text:span text:style-name="T1">primary</text:span><text:span text:style-name="T4"> </text:span><text:span text:style-name="T1">key </text:span><text:span text:style-name="T6">(</text:span><text:span text:style-name="T4">Абонент</text:span><text:span text:style-name="T6">)</text:span><text:span text:style-name="T4"> </text:span></text:p>
      <text:p text:style-name="Standard"><text:span text:style-name="T1">GO</text:span><text:span text:style-name="T4"> </text:span></text:p>
      <text:p text:style-name="P1"><text:s/></text:p>
      <text:p text:style-name="P1"/>
      <text:p text:style-name="P1"/>
      <text:p text:style-name="P1"><text:s/></text:p>
      <text:p text:style-name="Standard"><text:span text:style-name="T1">CREATE</text:span><text:span text:style-name="T4"> </text:span><text:span text:style-name="T1">TABLE</text:span><text:span text:style-name="T4"> [О тарифах] </text:span></text:p>
      <text:p text:style-name="Standard"><text:span text:style-name="T6">(</text:span><text:span text:style-name="T4">[Название тарифа] </text:span><text:span text:style-name="T1">varchar</text:span><text:span text:style-name="T6">(</text:span><text:span text:style-name="T4">30</text:span><text:span text:style-name="T6">)</text:span><text:span text:style-name="T4"> </text:span><text:span text:style-name="T6">not</text:span><text:span text:style-name="T4"> </text:span><text:span text:style-name="T6">null,</text:span><text:span text:style-name="T4"> </text:span></text:p>
      <text:p text:style-name="Standard"><text:span text:style-name="T4">[Сотовая компания] </text:span><text:span text:style-name="T1">varchar</text:span><text:span text:style-name="T6">(</text:span><text:span text:style-name="T4">30</text:span><text:span text:style-name="T6">)</text:span><text:span text:style-name="T4"> </text:span><text:span text:style-name="T6">not</text:span><text:span text:style-name="T4"> </text:span><text:span text:style-name="T6">null,</text:span><text:span text:style-name="T4"> </text:span></text:p>
      <text:p text:style-name="Standard"><text:span text:style-name="T4">[Тип звонка] </text:span><text:span text:style-name="T1">varchar</text:span><text:span text:style-name="T6">(</text:span><text:span text:style-name="T4">9</text:span><text:span text:style-name="T6">)</text:span><text:span text:style-name="T4"> </text:span><text:span text:style-name="T6">not</text:span><text:span text:style-name="T4"> </text:span><text:span text:style-name="T6">null</text:span><text:span text:style-name="T4"> </text:span><text:span text:style-name="T1">check </text:span><text:span text:style-name="T6">(</text:span><text:span text:style-name="T4">[Тип звонка] </text:span><text:span text:style-name="T6">in</text:span><text:span text:style-name="T1"> </text:span><text:span text:style-name="T6">(</text:span><text:span text:style-name="T8">'Входящий'</text:span><text:span text:style-name="T6">,</text:span><text:span text:style-name="T4"> </text:span><text:span text:style-name="T8">'Исходящий'</text:span><text:span text:style-name="T6">))</text:span><text:span text:style-name="T4"> </text:span><text:span text:style-name="T1">default</text:span><text:span text:style-name="T4"> </text:span><text:span text:style-name="T8">'Исходящий'</text:span><text:span text:style-name="T6">,</text:span></text:p>
      <text:p text:style-name="Standard"><text:span text:style-name="T4">[Стоимость минуты разговора] </text:span><text:span text:style-name="T1">int</text:span><text:span text:style-name="T4"> </text:span><text:span text:style-name="T6">not</text:span><text:span text:style-name="T4"> </text:span><text:span text:style-name="T6">null,</text:span><text:span text:style-name="T4"> </text:span></text:p>
      <text:p text:style-name="Standard"><text:span text:style-name="T4">[Стоимость СМС] </text:span><text:span text:style-name="T1">int</text:span><text:span text:style-name="T4"> </text:span><text:span text:style-name="T6">not</text:span><text:span text:style-name="T4"> </text:span><text:span text:style-name="T6">null)</text:span><text:span text:style-name="T4"> </text:span></text:p>
      <text:p text:style-name="Standard"><text:span text:style-name="T1">GO</text:span><text:span text:style-name="T4"> </text:span></text:p>
      <text:p text:style-name="P1"><text:s/></text:p>
      <text:p text:style-name="Standard"><text:span text:style-name="T1">ALTER</text:span><text:span text:style-name="T4"> </text:span><text:span text:style-name="T1">TABLE</text:span><text:span text:style-name="T4"> [О тарифах]</text:span></text:p>
      <text:p text:style-name="Standard"><text:span text:style-name="T4"><text:s/><text:tab/></text:span><text:span text:style-name="T1">ADD</text:span><text:span text:style-name="T4"> </text:span><text:span text:style-name="T1">CONSTRAINT</text:span><text:span text:style-name="T4"> PK_О_тарифах </text:span><text:span text:style-name="T1">primary</text:span><text:span text:style-name="T4"> </text:span><text:span text:style-name="T1">key </text:span><text:span text:style-name="T6">(</text:span><text:span text:style-name="T4">[Название тарифа]</text:span><text:span text:style-name="T6">,</text:span><text:span text:style-name="T4">[Тип звонка]</text:span><text:span text:style-name="T6">)</text:span><text:span text:style-name="T4"> </text:span></text:p>
      <text:p text:style-name="Standard"><text:span text:style-name="T1">ALTER</text:span><text:span text:style-name="T4"> </text:span><text:span text:style-name="T1">TABLE</text:span><text:span text:style-name="T4"> [О тарифах] </text:span></text:p>
      <text:p text:style-name="Standard"><text:span text:style-name="T4"><text:s/></text:span><text:span text:style-name="T1">ADD</text:span><text:span text:style-name="T4"> </text:span><text:span text:style-name="T1">CONSTRAINT</text:span><text:span text:style-name="T4"> FK_О_тарифах_Сотовая_компания </text:span><text:span text:style-name="T1">foreign</text:span><text:span text:style-name="T4"> </text:span><text:span text:style-name="T1">key </text:span><text:span text:style-name="T6">(</text:span><text:span text:style-name="T4">[Сотовая компания]</text:span><text:span text:style-name="T6">)</text:span><text:span text:style-name="T4"> </text:span><text:span text:style-name="T1">references</text:span><text:span text:style-name="T4"> [Сотовая компания]</text:span><text:span text:style-name="T6">(</text:span><text:span text:style-name="T4">[Название]</text:span><text:span text:style-name="T6">)</text:span><text:span text:style-name="T4"> </text:span></text:p>
      <text:p text:style-name="Standard"><text:span text:style-name="T1">ALTER</text:span><text:span text:style-name="T4"> </text:span><text:span text:style-name="T1">TABLE</text:span><text:span text:style-name="T4"> [О тарифах] <text:s/></text:span></text:p>
      <text:p text:style-name="Standard"><text:span text:style-name="T4"><text:s/></text:span><text:span text:style-name="T1">ADD</text:span><text:span text:style-name="T4"> </text:span><text:span text:style-name="T1">CONSTRAINT</text:span><text:span text:style-name="T4"> FK_О_тарифах_О_тарифных_планах_абонентов </text:span><text:span text:style-name="T1">foreign</text:span><text:span text:style-name="T4"> </text:span><text:span text:style-name="T1">key </text:span><text:span text:style-name="T6">(</text:span><text:span text:style-name="T4">[Название тарифа]</text:span><text:span text:style-name="T6">)</text:span><text:span text:style-name="T4"> </text:span><text:span text:style-name="T1">references</text:span><text:span text:style-name="T4"> [О тарифных планах абонентов]</text:span><text:span text:style-name="T6">(</text:span><text:span text:style-name="T4">Тариф</text:span><text:span text:style-name="T6">)</text:span><text:span text:style-name="T4"> </text:span></text:p>
      <text:p text:style-name="Standard"><text:span text:style-name="T1">GO</text:span><text:span text:style-name="T4"> </text:span></text:p>
      <text:p text:style-name="P1"/>
      <text:p text:style-name="P1"/>
      <text:p text:style-name="Standard"><text:span text:style-name="T1">CREATE</text:span><text:span text:style-name="T4"> </text:span><text:span text:style-name="T1">TABLE</text:span><text:span text:style-name="T4"> [Об абонентах] </text:span></text:p>
      <text:p text:style-name="Standard"><text:span text:style-name="T6">(</text:span><text:span text:style-name="T4">[Серия и номер паспорта] </text:span><text:span text:style-name="T1">int</text:span><text:span text:style-name="T4"> </text:span><text:span text:style-name="T6">not</text:span><text:span text:style-name="T4"> </text:span><text:span text:style-name="T6">null,</text:span><text:span text:style-name="T4"> </text:span></text:p>
      <text:p text:style-name="Standard"><text:span text:style-name="T4">ФИО </text:span><text:span text:style-name="T1">varchar</text:span><text:span text:style-name="T6">(</text:span><text:span text:style-name="T4">50</text:span><text:span text:style-name="T6">)</text:span><text:span text:style-name="T4"> </text:span><text:span text:style-name="T6">not</text:span><text:span text:style-name="T4"> </text:span><text:span text:style-name="T6">null,</text:span><text:span text:style-name="T4"> </text:span></text:p>
      <text:p text:style-name="Standard"><text:span text:style-name="T4">Адрес </text:span><text:span text:style-name="T1">varchar</text:span><text:span text:style-name="T6">(</text:span><text:span text:style-name="T4">30</text:span><text:span text:style-name="T6">)</text:span><text:span text:style-name="T4"> </text:span><text:span text:style-name="T6">not</text:span><text:span text:style-name="T4"> </text:span><text:span text:style-name="T6">null,</text:span><text:span text:style-name="T4"> </text:span></text:p>
      <text:p text:style-name="Standard"><text:span text:style-name="T4">Телефон </text:span><text:span text:style-name="T1">varchar</text:span><text:span text:style-name="T6">(</text:span><text:span text:style-name="T4">18</text:span><text:span text:style-name="T6">)</text:span><text:span text:style-name="T4"> </text:span><text:span text:style-name="T6">not</text:span><text:span text:style-name="T4"> </text:span><text:span text:style-name="T6">null</text:span><text:span text:style-name="T4"> </text:span><text:span text:style-name="T1">check </text:span><text:span text:style-name="T6">(</text:span><text:span text:style-name="T4">Телефон </text:span><text:span text:style-name="T6">like</text:span><text:span text:style-name="T4"> </text:span><text:span text:style-name="T8">'8[0-9][0-9][0-9] </text:span></text:p>
      <text:p text:style-name="Standard"><text:span text:style-name="T8">[0-9][0-9][0-9][0-9][0-9][0-9][0-9]'</text:span><text:span text:style-name="T6">),</text:span><text:span text:style-name="T4"> </text:span></text:p>
      <text:p text:style-name="Standard"><text:span text:style-name="T4">[Состояние счета] </text:span><text:span text:style-name="T1">varchar</text:span><text:span text:style-name="T6">(</text:span><text:span text:style-name="T4">18</text:span><text:span text:style-name="T6">)</text:span><text:span text:style-name="T4"> </text:span><text:span text:style-name="T6">not</text:span><text:span text:style-name="T4"> </text:span><text:span text:style-name="T6">null</text:span><text:span text:style-name="T4"> </text:span><text:span text:style-name="T1">check </text:span><text:span text:style-name="T6">(</text:span><text:span text:style-name="T4">[Состояние счета] </text:span><text:span text:style-name="T6">in</text:span><text:span text:style-name="T1"> </text:span><text:span text:style-name="T6">(</text:span><text:span text:style-name="T8">'Задолженность'</text:span><text:span text:style-name="T6">,</text:span><text:span text:style-name="T4"> </text:span><text:span text:style-name="T8">'Нет задолженности'</text:span><text:span text:style-name="T6">))</text:span><text:span text:style-name="T4"> </text:span><text:span text:style-name="T1">default</text:span><text:span text:style-name="T4"> </text:span><text:span text:style-name="T8">'Нет задолженности'</text:span><text:span text:style-name="T6">)</text:span><text:span text:style-name="T4"> </text:span></text:p>
      <text:p text:style-name="Standard"><text:span text:style-name="T1">GO</text:span><text:span text:style-name="T4"> </text:span></text:p>
      <text:p text:style-name="P1"><text:s/></text:p>
      <text:p text:style-name="Standard"><text:span text:style-name="T1">ALTER</text:span><text:span text:style-name="T4"> </text:span><text:span text:style-name="T1">TABLE</text:span><text:span text:style-name="T4"> [Об абонентах] </text:span></text:p>
      <text:p text:style-name="Standard"><text:soft-page-break/><text:span text:style-name="T4"><text:s/><text:tab/></text:span><text:span text:style-name="T1">ADD</text:span><text:span text:style-name="T4"> </text:span><text:span text:style-name="T1">CONSTRAINT</text:span><text:span text:style-name="T4"> PK_Об_абонентах </text:span><text:span text:style-name="T1">primary</text:span><text:span text:style-name="T4"> </text:span><text:span text:style-name="T1">key </text:span><text:span text:style-name="T6">(</text:span><text:span text:style-name="T4">[Серия и номер паспорта]</text:span><text:span text:style-name="T6">)</text:span><text:span text:style-name="T4"> </text:span></text:p>
      <text:p text:style-name="Standard"><text:span text:style-name="T1">ALTER</text:span><text:span text:style-name="T4"> </text:span><text:span text:style-name="T1">TABLE</text:span><text:span text:style-name="T4"> [Об абонентах]</text:span></text:p>
      <text:p text:style-name="Standard"><text:span text:style-name="T4"><text:s/><text:tab/></text:span><text:span text:style-name="T1">ADD</text:span><text:span text:style-name="T4"> </text:span><text:span text:style-name="T1">CONSTRAINT</text:span><text:span text:style-name="T4"> FK_Об_абонентах_О_тарифных_планах_абонентов </text:span><text:span text:style-name="T1">foreign</text:span><text:span text:style-name="T4"> </text:span><text:span text:style-name="T1">key </text:span><text:span text:style-name="T6">(</text:span><text:span text:style-name="T4">ФИО</text:span><text:span text:style-name="T6">)</text:span><text:span text:style-name="T4"> </text:span><text:span text:style-name="T1">references</text:span><text:span text:style-name="T4"> [О тарифных планах абонентов]</text:span><text:span text:style-name="T6">(</text:span><text:span text:style-name="T4">Абонент</text:span><text:span text:style-name="T6">)</text:span><text:span text:style-name="T4"> </text:span></text:p>
      <text:p text:style-name="P1"/>
      <text:p text:style-name="Standard"><text:span text:style-name="T1">GO</text:span><text:span text:style-name="T4"> </text:span></text:p>
      <text:p text:style-name="P1"><text:s/></text:p>
      <text:p text:style-name="P1"/>
      <text:p text:style-name="Standard"><text:span text:style-name="T1">DBCC</text:span><text:span text:style-name="T4"> CHECKIDENT</text:span><text:span text:style-name="T6">(</text:span><text:span text:style-name="T8">'Студент'</text:span><text:span text:style-name="T6">,</text:span><text:span text:style-name="T4"> RESEED</text:span><text:span text:style-name="T6">,</text:span><text:span text:style-name="T4"> 0</text:span><text:span text:style-name="T6">)</text:span><text:span text:style-name="T4"> </text:span></text:p>
      <text:p text:style-name="P4">GO</text:p>
      <text:p text:style-name="Standard"><text:span text:style-name="T1">INSERT</text:span><text:span text:style-name="T4"> </text:span><text:span text:style-name="T1">INTO</text:span><text:span text:style-name="T4"> [Сотовая компания] <text:s/></text:span><text:span text:style-name="T1">VALUES</text:span><text:span text:style-name="T4"> </text:span></text:p>
      <text:p text:style-name="Standard"><text:span text:style-name="T1"><text:s/></text:span><text:span text:style-name="T6">(</text:span><text:span text:style-name="T8">'Tele2'</text:span><text:span text:style-name="T6">,</text:span><text:span text:style-name="T4"> 2002</text:span><text:span text:style-name="T6">,</text:span><text:span text:style-name="T4"> </text:span><text:span text:style-name="T8">'Санкт-Петербург, Малая Садовая, 5'</text:span><text:span text:style-name="T6">,</text:span><text:span text:style-name="T4"> </text:span><text:span text:style-name="T8">'84916411202'</text:span><text:span text:style-name="T6">,</text:span><text:span text:style-name="T4"> <text:s/></text:span><text:span text:style-name="T8">'Эмдин Сергей Владимирович'</text:span><text:span text:style-name="T6">),</text:span><text:span text:style-name="T4"> </text:span></text:p>
      <text:p text:style-name="Standard"><text:span text:style-name="T1"><text:s/><text:tab/></text:span><text:span text:style-name="T6">(</text:span><text:span text:style-name="T8">'Win mobile'</text:span><text:span text:style-name="T6">,</text:span><text:span text:style-name="T4"> 2002</text:span><text:span text:style-name="T6">,</text:span><text:span text:style-name="T4"> </text:span><text:span text:style-name="T8">'Санкт-Петербург, Пушкинская, 11'</text:span><text:span text:style-name="T6">,</text:span><text:span text:style-name="T4"> </text:span><text:span text:style-name="T8">'84916478893'</text:span><text:span text:style-name="T6">,</text:span><text:span text:style-name="T4"> <text:s/></text:span><text:span text:style-name="T8">'Зайцев Владимир Владимирович'</text:span><text:span text:style-name="T6">),</text:span><text:span text:style-name="T4"> </text:span></text:p>
      <text:p text:style-name="Standard"><text:span text:style-name="T6">(</text:span><text:span text:style-name="T8">'Билайн'</text:span><text:span text:style-name="T6">,</text:span><text:span text:style-name="T4"> 1992</text:span><text:span text:style-name="T6">,</text:span><text:span text:style-name="T4"> </text:span><text:span text:style-name="T8">'Москва, Охотный, 7 '</text:span><text:span text:style-name="T6">,</text:span><text:span text:style-name="T4"> </text:span><text:span text:style-name="T8">'84916442596'</text:span><text:span text:style-name="T6">,</text:span><text:span text:style-name="T4"> <text:s/></text:span><text:span text:style-name="T8">'Василь Лацанич'</text:span><text:span text:style-name="T6">),</text:span><text:span text:style-name="T4"> </text:span></text:p>
      <text:p text:style-name="Standard"><text:span text:style-name="T6">(</text:span><text:span text:style-name="T8">'Летай'</text:span><text:span text:style-name="T6">,</text:span><text:span text:style-name="T4"> 1999</text:span><text:span text:style-name="T6">,</text:span><text:span text:style-name="T4"> </text:span><text:span text:style-name="T8">'Санкт-Петербург, Инженерная, 15'</text:span><text:span text:style-name="T6">,</text:span><text:span text:style-name="T4"> </text:span><text:span text:style-name="T8">'84916401256'</text:span><text:span text:style-name="T6">,</text:span><text:span text:style-name="T4"> <text:s/></text:span><text:span text:style-name="T8">'Айрат Нурутдинов'</text:span><text:span text:style-name="T6">),</text:span><text:span text:style-name="T4"> </text:span></text:p>
      <text:p text:style-name="Standard"><text:span text:style-name="T6">(</text:span><text:span text:style-name="T8">'Мегафон'</text:span><text:span text:style-name="T6">,</text:span><text:span text:style-name="T4"> 1993</text:span><text:span text:style-name="T6">,</text:span><text:span text:style-name="T4"> </text:span><text:span text:style-name="T8">'Москва, Красноармейцев, 22 '</text:span><text:span text:style-name="T6">,</text:span><text:span text:style-name="T4"> </text:span><text:span text:style-name="T8">'84916224423'</text:span><text:span text:style-name="T6">,</text:span><text:span text:style-name="T4"> <text:s/></text:span><text:span text:style-name="T8">'Геворк Вермишян'</text:span><text:span text:style-name="T6">),</text:span><text:span text:style-name="T4"> </text:span></text:p>
      <text:p text:style-name="Standard"><text:span text:style-name="T6">(</text:span><text:span text:style-name="T8">'Мотив'</text:span><text:span text:style-name="T6">,</text:span><text:span text:style-name="T4"> <text:s/>2002</text:span><text:span text:style-name="T6">,</text:span><text:span text:style-name="T4"> </text:span><text:span text:style-name="T8">'Москва, Никольская, 21 '</text:span><text:span text:style-name="T6">,</text:span><text:span text:style-name="T4"> </text:span><text:span text:style-name="T8">'84916481236'</text:span><text:span text:style-name="T6">,</text:span><text:span text:style-name="T4"> <text:s/></text:span><text:span text:style-name="T8">'Юхимов Вячеслав Станиславович'</text:span><text:span text:style-name="T6">),</text:span><text:span text:style-name="T4"> </text:span></text:p>
      <text:p text:style-name="Standard"><text:span text:style-name="T6">(</text:span><text:span text:style-name="T8">'МТС'</text:span><text:span text:style-name="T6">,</text:span><text:span text:style-name="T4">1992</text:span><text:span text:style-name="T6">,</text:span><text:span text:style-name="T4"> </text:span><text:span text:style-name="T8">'Рязань, Театральная д. 3'</text:span><text:span text:style-name="T6">,</text:span><text:span text:style-name="T4"> </text:span><text:span text:style-name="T8">'84916421428'</text:span><text:span text:style-name="T6">,</text:span><text:span text:style-name="T4"> <text:s/></text:span><text:span text:style-name="T8">'Корня Алексей Валерьевич'</text:span><text:span text:style-name="T6">),</text:span><text:span text:style-name="T4"> </text:span></text:p>
      <text:p text:style-name="Standard"><text:span text:style-name="T6">(</text:span><text:span text:style-name="T8">'Севмобайл'</text:span><text:span text:style-name="T6">,</text:span><text:span text:style-name="T4"> 2001</text:span></text:p>
      <text:p text:style-name="Standard"><text:span text:style-name="T6">,</text:span><text:span text:style-name="T4"> </text:span><text:span text:style-name="T8">'Москва, Октябрьская, 14'</text:span><text:span text:style-name="T6">,</text:span><text:span text:style-name="T4"> </text:span><text:span text:style-name="T8">'84916432446'</text:span><text:span text:style-name="T6">,</text:span><text:span text:style-name="T4"> <text:s/></text:span><text:span text:style-name="T8">'Белоусов Олег Иванович'</text:span><text:span text:style-name="T6">),</text:span><text:span text:style-name="T4"> </text:span></text:p>
      <text:p text:style-name="Standard"><text:span text:style-name="T6">(</text:span><text:span text:style-name="T8">'СМАРТС'</text:span><text:span text:style-name="T6">,</text:span><text:span text:style-name="T4">2003</text:span><text:span text:style-name="T6">,</text:span><text:span text:style-name="T4"> </text:span><text:span text:style-name="T8">'Москва, Большая Дмитровка, 10'</text:span><text:span text:style-name="T6">,</text:span><text:span text:style-name="T4"> </text:span><text:span text:style-name="T8">'84916432244'</text:span><text:span text:style-name="T6">,</text:span><text:span text:style-name="T4"> <text:s/></text:span><text:span text:style-name="T8">'Бибикова Елена Григорьевна <text:s text:c="3"/></text:span></text:p>
      <text:p text:style-name="Standard"><text:span text:style-name="T8">'</text:span><text:span text:style-name="T6">),</text:span><text:span text:style-name="T4"> </text:span></text:p>
      <text:p text:style-name="Standard"><text:span text:style-name="T6">(</text:span><text:span text:style-name="T8">'Сотел'</text:span><text:span text:style-name="T6">,</text:span><text:span text:style-name="T4">2004</text:span><text:span text:style-name="T6">,</text:span><text:span text:style-name="T4"> </text:span><text:span text:style-name="T8">'Москва, Тверская, 9'</text:span><text:span text:style-name="T6">,</text:span><text:span text:style-name="T4"> </text:span><text:span text:style-name="T8">'84916467898'</text:span><text:span text:style-name="T6">,</text:span><text:span text:style-name="T4"> <text:s/></text:span><text:span text:style-name="T8">'Мухамадеев Фаиль Рафаэлевич'</text:span><text:span text:style-name="T6">)</text:span><text:span text:style-name="T4"> </text:span></text:p>
      <text:p text:style-name="Standard"><text:span text:style-name="T1">GO</text:span><text:span text:style-name="T4"> </text:span></text:p>
      <text:p text:style-name="P1"/>
      <text:p text:style-name="Standard"><text:span text:style-name="T1">INSERT</text:span><text:span text:style-name="T4"> </text:span><text:span text:style-name="T1">INTO</text:span><text:span text:style-name="T4"> [О тарифных планах абонентов] </text:span><text:span text:style-name="T1">VALUES</text:span><text:span text:style-name="T4"> </text:span></text:p>
      <text:p text:style-name="Standard"><text:span text:style-name="T6">(</text:span><text:span text:style-name="T8">'Ермоленко Юрий Александрович'</text:span><text:span text:style-name="T6">,</text:span><text:span text:style-name="T4"> </text:span><text:span text:style-name="T8">'Мой Безлимит'</text:span><text:span text:style-name="T6">,</text:span><text:span text:style-name="T4"> 550</text:span><text:span text:style-name="T6">,</text:span><text:span text:style-name="T4"> </text:span><text:span text:style-name="T8">'МузХиты'</text:span><text:span text:style-name="T6">,</text:span><text:span text:style-name="T4"> 30</text:span><text:span text:style-name="T6">),</text:span><text:span text:style-name="T4"> </text:span></text:p>
      <text:p text:style-name="Standard"><text:span text:style-name="T6">(</text:span><text:span text:style-name="T8">'Васильев Михаил Петрович'</text:span><text:span text:style-name="T6">,</text:span><text:span text:style-name="T4"> </text:span><text:span text:style-name="T8">'Супер ноль'</text:span><text:span text:style-name="T6">,</text:span><text:span text:style-name="T4"> 350</text:span><text:span text:style-name="T6">,null</text:span><text:span text:style-name="T4"> </text:span><text:span text:style-name="T6">,</text:span><text:span text:style-name="T4"> </text:span><text:span text:style-name="T6">null</text:span><text:span text:style-name="T4"> </text:span><text:span text:style-name="T6">),</text:span><text:span text:style-name="T4"> </text:span></text:p>
      <text:p text:style-name="Standard"><text:span text:style-name="T6">(</text:span><text:span text:style-name="T8">'Григорьев Александр Николаевич'</text:span><text:span text:style-name="T6">,</text:span><text:span text:style-name="T4"> </text:span><text:span text:style-name="T8">'Связь Z'</text:span><text:span text:style-name="T6">,</text:span><text:span text:style-name="T4"> 700</text:span><text:span text:style-name="T6">,</text:span><text:span text:style-name="T4"> </text:span><text:span text:style-name="T6">null</text:span><text:span text:style-name="T4"> </text:span><text:span text:style-name="T6">,</text:span><text:span text:style-name="T4"> </text:span><text:span text:style-name="T6">null</text:span><text:span text:style-name="T4"> </text:span><text:span text:style-name="T6">),</text:span><text:span text:style-name="T4"> </text:span></text:p>
      <text:p text:style-name="Standard"><text:span text:style-name="T6">(</text:span><text:span text:style-name="T8">'Беляев Александр Алексеевич'</text:span><text:span text:style-name="T6">,</text:span><text:span text:style-name="T4"> </text:span><text:span text:style-name="T8">'ПроСто'</text:span><text:span text:style-name="T6">,</text:span><text:span text:style-name="T4"> 100</text:span><text:span text:style-name="T6">,</text:span><text:span text:style-name="T4"> </text:span><text:span text:style-name="T8">'Факты'</text:span><text:span text:style-name="T6">,</text:span><text:span text:style-name="T4"> 15</text:span><text:span text:style-name="T6">),</text:span><text:span text:style-name="T4"> </text:span></text:p>
      <text:p text:style-name="Standard"><text:span text:style-name="T6">(</text:span><text:span text:style-name="T8">'Андропов Григорий Васильевич'</text:span><text:span text:style-name="T6">,</text:span><text:span text:style-name="T4"> </text:span><text:span text:style-name="T8">'Много минут'</text:span><text:span text:style-name="T6">,</text:span><text:span text:style-name="T4"> 350</text:span><text:span text:style-name="T6">,null</text:span><text:span text:style-name="T4"> </text:span><text:span text:style-name="T6">,</text:span><text:span text:style-name="T4"> </text:span><text:span text:style-name="T6">null</text:span><text:span text:style-name="T4"> </text:span><text:span text:style-name="T6">),</text:span><text:span text:style-name="T4"> </text:span></text:p>
      <text:p text:style-name="Standard"><text:span text:style-name="T6">(</text:span><text:span text:style-name="T8">'Брилёв Василий Леонович'</text:span><text:span text:style-name="T6">,</text:span><text:span text:style-name="T4"> </text:span><text:span text:style-name="T8">'190'</text:span><text:span text:style-name="T6">,</text:span><text:span text:style-name="T4"> 190</text:span><text:span text:style-name="T6">,</text:span><text:span text:style-name="T4"> </text:span><text:span text:style-name="T8">'Автоответчик'</text:span><text:span text:style-name="T6">,</text:span><text:span text:style-name="T4"> 5</text:span><text:span text:style-name="T6">),</text:span><text:span text:style-name="T4"> </text:span></text:p>
      <text:p text:style-name="Standard"><text:span text:style-name="T6">(</text:span><text:span text:style-name="T8">'Шпагин Михаил Михайлович'</text:span><text:span text:style-name="T6">,</text:span><text:span text:style-name="T4"> </text:span><text:span text:style-name="T8">'Мой интернет 5'</text:span><text:span text:style-name="T6">,</text:span><text:span text:style-name="T4"> 300</text:span><text:span text:style-name="T6">,null</text:span><text:span text:style-name="T4"> </text:span><text:span text:style-name="T6">,</text:span><text:span text:style-name="T4"> </text:span><text:span text:style-name="T6">null</text:span><text:span text:style-name="T4"> </text:span><text:span text:style-name="T6">),</text:span><text:span text:style-name="T4"> </text:span></text:p>
      <text:p text:style-name="Standard"><text:span text:style-name="T6">(</text:span><text:span text:style-name="T8">'Карасёв Виталий Евгеньевич'</text:span><text:span text:style-name="T6">,</text:span><text:span text:style-name="T4"> </text:span><text:span text:style-name="T8">'Максимум'</text:span><text:span text:style-name="T6">,</text:span><text:span text:style-name="T4"> 400</text:span><text:span text:style-name="T6">,null</text:span><text:span text:style-name="T4"> </text:span><text:span text:style-name="T6">,</text:span><text:span text:style-name="T4"> </text:span><text:span text:style-name="T6">null</text:span><text:span text:style-name="T4"> </text:span><text:span text:style-name="T6">),</text:span><text:span text:style-name="T4"> </text:span></text:p>
      <text:p text:style-name="Standard"><text:span text:style-name="T6">(</text:span><text:span text:style-name="T8">'Милёв Виталий Андреевич'</text:span><text:span text:style-name="T6">,</text:span><text:span text:style-name="T4"> </text:span><text:span text:style-name="T8">'То, что надо'</text:span><text:span text:style-name="T6">,</text:span><text:span text:style-name="T4"> 350</text:span><text:span text:style-name="T6">,</text:span><text:span text:style-name="T4"> </text:span><text:span text:style-name="T8">'Лучшие фильмы'</text:span><text:span text:style-name="T6">,</text:span><text:span text:style-name="T4"> 25</text:span><text:span text:style-name="T6">),</text:span><text:span text:style-name="T4"> </text:span></text:p>
      <text:p text:style-name="Standard"><text:span text:style-name="T6">(</text:span><text:span text:style-name="T8">'Калашников Никита Владимирович'</text:span><text:span text:style-name="T6">,</text:span><text:span text:style-name="T4"> </text:span><text:span text:style-name="T8">'Онлайн'</text:span><text:span text:style-name="T6">,</text:span><text:span text:style-name="T4"> 600</text:span><text:span text:style-name="T6">,</text:span><text:span text:style-name="T4"> </text:span><text:span text:style-name="T8">'Динамические обои'</text:span><text:span text:style-name="T6">,</text:span><text:span text:style-name="T4"> 50</text:span><text:span text:style-name="T6">)</text:span><text:span text:style-name="T4"> </text:span></text:p>
      <text:p text:style-name="Standard"><text:span text:style-name="T1">GO</text:span><text:span text:style-name="T4"> </text:span></text:p>
      <text:p text:style-name="P1"><text:s/></text:p>
      <text:p text:style-name="Standard"><text:span text:style-name="T1">INSERT</text:span><text:span text:style-name="T4"> </text:span><text:span text:style-name="T1">INTO</text:span><text:span text:style-name="T4"> [О тарифах] </text:span><text:span text:style-name="T1">VALUES</text:span><text:span text:style-name="T4"> </text:span></text:p>
      <text:p text:style-name="Standard"><text:span text:style-name="T6">(</text:span><text:span text:style-name="T8">'Мой Безлимит'</text:span><text:span text:style-name="T6">,</text:span><text:span text:style-name="T4"> </text:span><text:span text:style-name="T8">'Tele2'</text:span><text:span text:style-name="T6">,</text:span><text:span text:style-name="T4"> </text:span><text:span text:style-name="T8">'Входящий'</text:span><text:span text:style-name="T6">,</text:span><text:span text:style-name="T4"> 0</text:span><text:span text:style-name="T6">,</text:span><text:span text:style-name="T4"> 0</text:span><text:span text:style-name="T6">),</text:span><text:span text:style-name="T4"> </text:span></text:p>
      <text:p text:style-name="Standard"><text:span text:style-name="T6">(</text:span><text:span text:style-name="T8">'Мой Безлимит'</text:span><text:span text:style-name="T6">,</text:span><text:span text:style-name="T4"> </text:span><text:span text:style-name="T8">'Tele2'</text:span><text:span text:style-name="T6">,</text:span><text:span text:style-name="T4"> </text:span><text:span text:style-name="T8">'Исходящий'</text:span><text:span text:style-name="T6">,</text:span><text:span text:style-name="T4"> 0</text:span><text:span text:style-name="T6">,</text:span><text:span text:style-name="T4"> 0</text:span><text:span text:style-name="T6">),</text:span></text:p>
      <text:p text:style-name="Standard"><text:span text:style-name="T6">(</text:span><text:span text:style-name="T8">'Супер ноль'</text:span><text:span text:style-name="T6">,</text:span><text:span text:style-name="T4"> </text:span><text:span text:style-name="T8">'МТС'</text:span><text:span text:style-name="T6">,</text:span><text:span text:style-name="T4"> </text:span><text:span text:style-name="T8">'Входящий'</text:span><text:span text:style-name="T6">,</text:span><text:span text:style-name="T4"> 0</text:span><text:span text:style-name="T6">,</text:span><text:span text:style-name="T4"> 0</text:span><text:span text:style-name="T6">),</text:span></text:p>
      <text:p text:style-name="Standard"><text:span text:style-name="T6">(</text:span><text:span text:style-name="T8">'Супер ноль'</text:span><text:span text:style-name="T6">,</text:span><text:span text:style-name="T4"> </text:span><text:span text:style-name="T8">'МТС'</text:span><text:span text:style-name="T6">,</text:span><text:span text:style-name="T4"> </text:span><text:span text:style-name="T8">'Исходящий'</text:span><text:span text:style-name="T6">,</text:span><text:span text:style-name="T4"> 0</text:span><text:span text:style-name="T6">,</text:span><text:span text:style-name="T4"> 1</text:span><text:span text:style-name="T6">),</text:span></text:p>
      <text:p text:style-name="Standard"><text:span text:style-name="T6">(</text:span><text:span text:style-name="T8">'Связь Z'</text:span><text:span text:style-name="T6">,</text:span><text:span text:style-name="T4"> </text:span><text:span text:style-name="T8">'Билайн'</text:span><text:span text:style-name="T6">,</text:span><text:span text:style-name="T4"> </text:span><text:span text:style-name="T8">'Входящий'</text:span><text:span text:style-name="T6">,</text:span><text:span text:style-name="T4"> 0</text:span><text:span text:style-name="T6">,</text:span><text:span text:style-name="T4"> 0</text:span><text:span text:style-name="T6">),</text:span></text:p>
      <text:p text:style-name="Standard"><text:span text:style-name="T6">(</text:span><text:span text:style-name="T8">'Связь Z'</text:span><text:span text:style-name="T6">,</text:span><text:span text:style-name="T4"> </text:span><text:span text:style-name="T8">'Билайн'</text:span><text:span text:style-name="T6">,</text:span><text:span text:style-name="T4"> </text:span><text:span text:style-name="T8">'Исходящий'</text:span><text:span text:style-name="T6">,</text:span><text:span text:style-name="T4"> 0</text:span><text:span text:style-name="T6">,</text:span><text:span text:style-name="T4"> 0</text:span><text:span text:style-name="T6">),</text:span></text:p>
      <text:p text:style-name="Standard"><text:span text:style-name="T6">(</text:span><text:span text:style-name="T8">'ПроСто'</text:span><text:span text:style-name="T6">,</text:span><text:span text:style-name="T4"> </text:span><text:span text:style-name="T8">'Win mobile '</text:span><text:span text:style-name="T6">,</text:span><text:span text:style-name="T4"> </text:span><text:span text:style-name="T8">'Входящий'</text:span><text:span text:style-name="T6">,</text:span><text:span text:style-name="T4"> 0</text:span><text:span text:style-name="T6">,</text:span><text:span text:style-name="T4"> 0</text:span><text:span text:style-name="T6">),</text:span></text:p>
      <text:p text:style-name="Standard"><text:span text:style-name="T6">(</text:span><text:span text:style-name="T8">'ПроСто'</text:span><text:span text:style-name="T6">,</text:span><text:span text:style-name="T4"> </text:span><text:span text:style-name="T8">'Win mobile '</text:span><text:span text:style-name="T6">,</text:span><text:span text:style-name="T4"> </text:span><text:span text:style-name="T8">'Исходящий'</text:span><text:span text:style-name="T6">,</text:span><text:span text:style-name="T4"> 2</text:span><text:span text:style-name="T6">,</text:span><text:span text:style-name="T4"> 2</text:span><text:span text:style-name="T6">),</text:span></text:p>
      <text:p text:style-name="Standard"><text:span text:style-name="T6">(</text:span><text:span text:style-name="T8">'Много минут'</text:span><text:span text:style-name="T6">,</text:span><text:span text:style-name="T4"> </text:span><text:span text:style-name="T8">'Летай'</text:span><text:span text:style-name="T6">,</text:span><text:span text:style-name="T4"> </text:span><text:span text:style-name="T8">'Входящий'</text:span><text:span text:style-name="T6">,</text:span><text:span text:style-name="T4"> 0</text:span><text:span text:style-name="T6">,</text:span><text:span text:style-name="T4"> 0</text:span><text:span text:style-name="T6">),</text:span></text:p>
      <text:p text:style-name="Standard"><text:span text:style-name="T6">(</text:span><text:span text:style-name="T8">'Много минут'</text:span><text:span text:style-name="T6">,</text:span><text:span text:style-name="T4"> </text:span><text:span text:style-name="T8">'Летай'</text:span><text:span text:style-name="T6">,</text:span><text:span text:style-name="T4"> </text:span><text:span text:style-name="T8">'Исходящий'</text:span><text:span text:style-name="T6">,</text:span><text:span text:style-name="T4"> 0</text:span><text:span text:style-name="T6">,</text:span><text:span text:style-name="T4"> 0</text:span><text:span text:style-name="T6">),</text:span></text:p>
      <text:p text:style-name="Standard"><text:span text:style-name="T6">(</text:span><text:span text:style-name="T8">'190'</text:span><text:span text:style-name="T6">,</text:span><text:span text:style-name="T4"> </text:span><text:span text:style-name="T8">'Мотив'</text:span><text:span text:style-name="T6">,</text:span><text:span text:style-name="T4"> </text:span><text:span text:style-name="T8">'Входящий'</text:span><text:span text:style-name="T6">,</text:span><text:span text:style-name="T4"> 0</text:span><text:span text:style-name="T6">,</text:span><text:span text:style-name="T4"> 0</text:span><text:span text:style-name="T6">),</text:span></text:p>
      <text:p text:style-name="Standard"><text:span text:style-name="T6">(</text:span><text:span text:style-name="T8">'190'</text:span><text:span text:style-name="T6">,</text:span><text:span text:style-name="T4"> </text:span><text:span text:style-name="T8">'Мотив'</text:span><text:span text:style-name="T6">,</text:span><text:span text:style-name="T4"> </text:span><text:span text:style-name="T8">'Исходящий'</text:span><text:span text:style-name="T6">,</text:span><text:span text:style-name="T4"> 0</text:span><text:span text:style-name="T6">,</text:span><text:span text:style-name="T4"> 0</text:span><text:span text:style-name="T6">),</text:span></text:p>
      <text:p text:style-name="Standard"><text:span text:style-name="T6">(</text:span><text:span text:style-name="T8">'Мой интернет 5'</text:span><text:span text:style-name="T6">,</text:span><text:span text:style-name="T4"> </text:span><text:span text:style-name="T8">'Севмобайл'</text:span><text:span text:style-name="T6">,</text:span><text:span text:style-name="T4"> </text:span><text:span text:style-name="T8">'Входящий'</text:span><text:span text:style-name="T6">,</text:span><text:span text:style-name="T4"> 1</text:span><text:span text:style-name="T6">,</text:span><text:span text:style-name="T4"> 0</text:span><text:span text:style-name="T6">),</text:span></text:p>
      <text:p text:style-name="Standard"><text:span text:style-name="T6">(</text:span><text:span text:style-name="T8">'Мой интернет 5'</text:span><text:span text:style-name="T6">,</text:span><text:span text:style-name="T4"> </text:span><text:span text:style-name="T8">'Севмобайл'</text:span><text:span text:style-name="T6">,</text:span><text:span text:style-name="T4"> </text:span><text:span text:style-name="T8">'Исходящий'</text:span><text:span text:style-name="T6">,</text:span><text:span text:style-name="T4"> 2</text:span><text:span text:style-name="T6">,</text:span><text:span text:style-name="T4"> 1</text:span><text:span text:style-name="T6">),</text:span></text:p>
      <text:p text:style-name="Standard"><text:span text:style-name="T6">(</text:span><text:span text:style-name="T8">'Максимум'</text:span><text:span text:style-name="T6">,</text:span><text:span text:style-name="T4"> </text:span><text:span text:style-name="T8">'Мегафон'</text:span><text:span text:style-name="T6">,</text:span><text:span text:style-name="T4"> </text:span><text:span text:style-name="T8">'Входящий'</text:span><text:span text:style-name="T6">,</text:span><text:span text:style-name="T4"> 0</text:span><text:span text:style-name="T6">,</text:span><text:span text:style-name="T4"> 0</text:span><text:span text:style-name="T6">),</text:span></text:p>
      <text:p text:style-name="Standard"><text:span text:style-name="T6">(</text:span><text:span text:style-name="T8">'Максимум'</text:span><text:span text:style-name="T6">,</text:span><text:span text:style-name="T4"> </text:span><text:span text:style-name="T8">'Мегафон'</text:span><text:span text:style-name="T6">,</text:span><text:span text:style-name="T4"> </text:span><text:span text:style-name="T8">'Исходящий'</text:span><text:span text:style-name="T6">,</text:span><text:span text:style-name="T4"> 0</text:span><text:span text:style-name="T6">,</text:span><text:span text:style-name="T4"> 0</text:span><text:span text:style-name="T6">),</text:span></text:p>
      <text:p text:style-name="Standard"><text:span text:style-name="T6">(</text:span><text:span text:style-name="T8">'То, что надо'</text:span><text:span text:style-name="T6">,</text:span><text:span text:style-name="T4"> </text:span><text:span text:style-name="T8">'СМАРТС'</text:span><text:span text:style-name="T6">,</text:span><text:span text:style-name="T4"> </text:span><text:span text:style-name="T8">'Входящий'</text:span><text:span text:style-name="T6">,</text:span><text:span text:style-name="T4"> 0</text:span><text:span text:style-name="T6">,</text:span><text:span text:style-name="T4"> 0</text:span><text:span text:style-name="T6">),</text:span></text:p>
      <text:p text:style-name="Standard"><text:span text:style-name="T6">(</text:span><text:span text:style-name="T8">'То, что надо'</text:span><text:span text:style-name="T6">,</text:span><text:span text:style-name="T4"> </text:span><text:span text:style-name="T8">'СМАРТС'</text:span><text:span text:style-name="T6">,</text:span><text:span text:style-name="T4"> </text:span><text:span text:style-name="T8">'Исходящий'</text:span><text:span text:style-name="T6">,</text:span><text:span text:style-name="T4"> 0</text:span><text:span text:style-name="T6">,</text:span><text:span text:style-name="T4"> 0</text:span><text:span text:style-name="T6">),</text:span></text:p>
      <text:p text:style-name="Standard"><text:span text:style-name="T6">(</text:span><text:span text:style-name="T8">'Онлайн'</text:span><text:span text:style-name="T6">,</text:span><text:span text:style-name="T4"> </text:span><text:span text:style-name="T8">'Сотел'</text:span><text:span text:style-name="T6">,</text:span><text:span text:style-name="T4"> </text:span><text:span text:style-name="T8">'Входящий'</text:span><text:span text:style-name="T6">,</text:span><text:span text:style-name="T4"> 2</text:span><text:span text:style-name="T6">,</text:span><text:span text:style-name="T4"> 0</text:span><text:span text:style-name="T6">),</text:span></text:p>
      <text:p text:style-name="Standard"><text:soft-page-break/><text:span text:style-name="T6">(</text:span><text:span text:style-name="T8">'Онлайн'</text:span><text:span text:style-name="T6">,</text:span><text:span text:style-name="T4"> </text:span><text:span text:style-name="T8">'Сотел'</text:span><text:span text:style-name="T6">,</text:span><text:span text:style-name="T4"> </text:span><text:span text:style-name="T8">'Исходящий'</text:span><text:span text:style-name="T6">,</text:span><text:span text:style-name="T4"> 2</text:span><text:span text:style-name="T6">,</text:span><text:span text:style-name="T4"> 2</text:span><text:span text:style-name="T6">)</text:span></text:p>
      <text:p text:style-name="Standard"><text:span text:style-name="T1">GO</text:span><text:span text:style-name="T4"> </text:span></text:p>
      <text:p text:style-name="P1"><text:s/></text:p>
      <text:p text:style-name="Standard"><text:span text:style-name="T1">GO</text:span><text:span text:style-name="T4"> </text:span></text:p>
      <text:p text:style-name="Standard"><text:span text:style-name="T1">INSERT</text:span><text:span text:style-name="T4"> </text:span><text:span text:style-name="T1">INTO</text:span><text:span text:style-name="T4"> [Об абонентах] </text:span><text:span text:style-name="T1">VALUES</text:span><text:span text:style-name="T4"> </text:span></text:p>
      <text:p text:style-name="Standard"><text:span text:style-name="T1"><text:s/><text:tab/></text:span><text:span text:style-name="T6">(</text:span><text:span text:style-name="T4"> 6112932454</text:span><text:span text:style-name="T6">,</text:span><text:span text:style-name="T4"> </text:span><text:span text:style-name="T8">'Ермоленко Юрий Александрович'</text:span><text:span text:style-name="T6">,</text:span><text:span text:style-name="T4"> </text:span><text:span text:style-name="T8">'Рязань, Театральная д. 1'</text:span><text:span text:style-name="T6">,</text:span><text:span text:style-name="T4"> </text:span><text:span text:style-name="T8">'89106411202'</text:span><text:span text:style-name="T6">,</text:span><text:span text:style-name="T4"> <text:s/></text:span><text:span text:style-name="T8">'Нет задолженности'</text:span><text:span text:style-name="T6">),</text:span><text:span text:style-name="T4"> </text:span></text:p>
      <text:p text:style-name="Standard"><text:span text:style-name="T1"><text:s/><text:tab/></text:span><text:span text:style-name="T6">(</text:span><text:span text:style-name="T4"> 6114403454</text:span><text:span text:style-name="T6">,</text:span><text:span text:style-name="T4"> </text:span><text:span text:style-name="T8">'Васильев Михаил Петрович'</text:span><text:span text:style-name="T6">,</text:span><text:span text:style-name="T4"> </text:span><text:span text:style-name="T8">'Рязань, Театральная д. 2'</text:span><text:span text:style-name="T6">,</text:span><text:span text:style-name="T4"> </text:span><text:span text:style-name="T8">'89106452203'</text:span><text:span text:style-name="T6">,</text:span><text:span text:style-name="T4"> <text:s/></text:span><text:span text:style-name="T8">'Нет задолженности'</text:span><text:span text:style-name="T6">),</text:span><text:span text:style-name="T4"> <text:s/></text:span></text:p>
      <text:p text:style-name="Standard"><text:span text:style-name="T1"><text:s/><text:tab/></text:span><text:span text:style-name="T6">(</text:span><text:span text:style-name="T4"> 6122900354</text:span><text:span text:style-name="T6">,</text:span><text:span text:style-name="T4"> </text:span><text:span text:style-name="T8">'Григорьев Александр Николаевич'</text:span><text:span text:style-name="T6">,</text:span><text:span text:style-name="T4"> </text:span><text:span text:style-name="T8">'Санкт-Петербург, Малая Садовая, 8'</text:span><text:span text:style-name="T6">,</text:span><text:span text:style-name="T4"> </text:span><text:span text:style-name="T8">'84916419202'</text:span><text:span text:style-name="T6">,</text:span><text:span text:style-name="T4"> <text:s/></text:span><text:span text:style-name="T8">'Нет задолженности'</text:span><text:span text:style-name="T6">),</text:span><text:span text:style-name="T4"> </text:span></text:p>
      <text:p text:style-name="Standard"><text:span text:style-name="T1"><text:s/><text:tab/></text:span><text:span text:style-name="T6">(</text:span><text:span text:style-name="T4"> 6164905854</text:span><text:span text:style-name="T6">,</text:span><text:span text:style-name="T4"> </text:span><text:span text:style-name="T8">'Беляев Александр Алексеевич'</text:span><text:span text:style-name="T6">,</text:span><text:span text:style-name="T4"> </text:span><text:span text:style-name="T8">'Москва, Красноармейцев, 23'</text:span><text:span text:style-name="T6">,</text:span><text:span text:style-name="T4"> </text:span><text:span text:style-name="T8">'84929411202'</text:span><text:span text:style-name="T6">,</text:span><text:span text:style-name="T4"> <text:s/></text:span><text:span text:style-name="T8">'Задолженность'</text:span><text:span text:style-name="T6">),</text:span><text:span text:style-name="T4"> </text:span></text:p>
      <text:p text:style-name="Standard"><text:span text:style-name="T1"><text:s/><text:tab/></text:span><text:span text:style-name="T6">(</text:span><text:span text:style-name="T4"> 6114203454</text:span><text:span text:style-name="T6">,</text:span><text:span text:style-name="T4"> </text:span><text:span text:style-name="T8">'Андропов Григорий Васильевич'</text:span><text:span text:style-name="T6">,</text:span><text:span text:style-name="T4"> </text:span><text:span text:style-name="T8">'Москва, Красноармейцев, 21'</text:span><text:span text:style-name="T6">,</text:span><text:span text:style-name="T4"> </text:span><text:span text:style-name="T8">'84916243301'</text:span><text:span text:style-name="T6">,</text:span><text:span text:style-name="T4"> <text:s/></text:span><text:span text:style-name="T8">'Нет задолженности'</text:span><text:span text:style-name="T6">),</text:span><text:span text:style-name="T4"> </text:span></text:p>
      <text:p text:style-name="Standard"><text:span text:style-name="T1"><text:s/><text:tab/></text:span><text:span text:style-name="T6">(</text:span><text:span text:style-name="T4"> 6112283054</text:span><text:span text:style-name="T6">,</text:span><text:span text:style-name="T4"> </text:span><text:span text:style-name="T8">'Брилёв Василий Леонович'</text:span><text:span text:style-name="T6">,</text:span><text:span text:style-name="T4"> </text:span><text:span text:style-name="T8">'Москва, Октябрьская, 15'</text:span><text:span text:style-name="T6">,</text:span><text:span text:style-name="T4"> </text:span><text:span text:style-name="T8">'84627311202'</text:span><text:span text:style-name="T6">,</text:span><text:span text:style-name="T4"> <text:s/></text:span><text:span text:style-name="T8">'Задолженность'</text:span><text:span text:style-name="T6">),</text:span><text:span text:style-name="T4"> </text:span></text:p>
      <text:p text:style-name="Standard"><text:span text:style-name="T1"><text:s/><text:tab/></text:span><text:span text:style-name="T6">(</text:span><text:span text:style-name="T4"> 8112303454</text:span><text:span text:style-name="T6">,</text:span><text:span text:style-name="T4"> </text:span><text:span text:style-name="T8">'Шпагин Михаил Михайлович'</text:span><text:span text:style-name="T6">,</text:span><text:span text:style-name="T4"> </text:span><text:span text:style-name="T8">'Москва, Октябрьская, 25'</text:span><text:span text:style-name="T6">,</text:span><text:span text:style-name="T4"> </text:span><text:span text:style-name="T8">'84916422012'</text:span><text:span text:style-name="T6">,</text:span><text:span text:style-name="T4"> <text:s/></text:span><text:span text:style-name="T8">'Задолженность'</text:span><text:span text:style-name="T6">),</text:span><text:span text:style-name="T4"> <text:s/></text:span></text:p>
      <text:p text:style-name="Standard"><text:span text:style-name="T1"><text:s/><text:tab/></text:span><text:span text:style-name="T6">(</text:span><text:span text:style-name="T4"> 8112121354</text:span><text:span text:style-name="T6">,</text:span><text:span text:style-name="T4"> </text:span><text:span text:style-name="T8">'Карасёв Виталий Евгеньевич'</text:span><text:span text:style-name="T6">,</text:span><text:span text:style-name="T4"> </text:span><text:span text:style-name="T8">'Рязань, Есенина д. 14'</text:span><text:span text:style-name="T6">,</text:span><text:span text:style-name="T4"> </text:span><text:span text:style-name="T8">'84918115202'</text:span><text:span text:style-name="T6">,</text:span><text:span text:style-name="T4"> <text:s/></text:span><text:span text:style-name="T8">'Нет задолженности'</text:span><text:span text:style-name="T6">),</text:span><text:span text:style-name="T4"> </text:span></text:p>
      <text:p text:style-name="Standard"><text:span text:style-name="T1"><text:s/><text:tab/></text:span><text:span text:style-name="T6">(</text:span><text:span text:style-name="T4"> 6112445454</text:span><text:span text:style-name="T6">,</text:span><text:span text:style-name="T4"> </text:span><text:span text:style-name="T8">'Милёв Виталий Андреевич'</text:span><text:span text:style-name="T6">,</text:span><text:span text:style-name="T4"> </text:span><text:span text:style-name="T8">'Рязань, Урицкого д. 2'</text:span><text:span text:style-name="T6">,</text:span><text:span text:style-name="T4"> </text:span><text:span text:style-name="T8">'84916414182'</text:span><text:span text:style-name="T6">,</text:span><text:span text:style-name="T4"> <text:s/></text:span><text:span text:style-name="T8">'Нет задолженности'</text:span><text:span text:style-name="T6">),</text:span><text:span text:style-name="T4"> <text:s/></text:span></text:p>
      <text:p text:style-name="Standard"><text:span text:style-name="T1"><text:s/><text:tab/></text:span><text:span text:style-name="T6">(</text:span><text:span text:style-name="T4"> 6129143454</text:span><text:span text:style-name="T6">,</text:span><text:span text:style-name="T4"> </text:span><text:span text:style-name="T8">'Калашников Никита Владимирович'</text:span><text:span text:style-name="T6">,</text:span><text:span text:style-name="T4"> </text:span><text:span text:style-name="T8">'Санкт-Петербург, Малая Садовая, 1'</text:span><text:span text:style-name="T6">,</text:span><text:span text:style-name="T4"> </text:span><text:span text:style-name="T8">'84929202202'</text:span><text:span text:style-name="T6">,</text:span><text:span text:style-name="T4"> <text:s/></text:span><text:span text:style-name="T8">'Нет задолженности'</text:span><text:span text:style-name="T6">)</text:span><text:span text:style-name="T4"> </text:span></text:p>
      <text:p text:style-name="Standard"><text:span text:style-name="T1">GO</text:span><text:span text:style-name="T4"> </text:span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5"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3">USE</text:span><text:span text:style-name="T10"> Тарифный_план_абонента </text:span></text:p>
      <text:p text:style-name="Standard"><text:span text:style-name="T2">GO</text:span><text:span text:style-name="T5"> </text:span></text:p>
      <text:p text:style-name="Standard"><text:span text:style-name="T5"><text:s/></text:span></text:p>
      <text:p text:style-name="Standard"><text:span text:style-name="T2">CREATE</text:span><text:span text:style-name="T5"> </text:span><text:span text:style-name="T2">TABLE</text:span><text:span text:style-name="T5"> [Сотовая компания] </text:span></text:p>
      <text:p text:style-name="Standard"><text:span text:style-name="T7">(</text:span><text:span text:style-name="T5">[ID Сотовой компании] </text:span><text:span text:style-name="T2">int</text:span><text:span text:style-name="T5"> </text:span><text:span text:style-name="T7">not</text:span><text:span text:style-name="T5"> </text:span><text:span text:style-name="T7">null</text:span><text:span text:style-name="T5"> </text:span><text:span text:style-name="T2">identity </text:span><text:span text:style-name="T7">(</text:span><text:span text:style-name="T5">1</text:span><text:span text:style-name="T7">,</text:span><text:span text:style-name="T5"> 1</text:span><text:span text:style-name="T7">),</text:span></text:p>
      <text:p text:style-name="Standard"><text:span text:style-name="T5">Название </text:span><text:span text:style-name="T2">varchar</text:span><text:span text:style-name="T7">(</text:span><text:span text:style-name="T5">30</text:span><text:span text:style-name="T7">)</text:span><text:span text:style-name="T5"> </text:span><text:span text:style-name="T7">not</text:span><text:span text:style-name="T5"> </text:span><text:span text:style-name="T7">null,</text:span><text:span text:style-name="T5"> </text:span></text:p>
      <text:p text:style-name="Standard"><text:span text:style-name="T5">[Год основания] </text:span><text:span text:style-name="T2">date</text:span><text:span text:style-name="T5"> </text:span><text:span text:style-name="T7">not</text:span><text:span text:style-name="T5"> </text:span><text:span text:style-name="T7">null,</text:span><text:span text:style-name="T5"> </text:span></text:p>
      <text:p text:style-name="Standard"><text:span text:style-name="T5">[Адрес головного офиса] </text:span><text:span text:style-name="T2">varchar</text:span><text:span text:style-name="T7">(</text:span><text:span text:style-name="T5">60</text:span><text:span text:style-name="T7">)</text:span><text:span text:style-name="T5"> </text:span><text:span text:style-name="T7">not</text:span><text:span text:style-name="T5"> </text:span><text:span text:style-name="T7">null,</text:span><text:span text:style-name="T5"> </text:span></text:p>
      <text:p text:style-name="Standard"><text:span text:style-name="T5">Телефон </text:span><text:span text:style-name="T2">varchar</text:span><text:span text:style-name="T7">(</text:span><text:span text:style-name="T5">18</text:span><text:span text:style-name="T7">)</text:span><text:span text:style-name="T5"> </text:span><text:span text:style-name="T7">not</text:span><text:span text:style-name="T5"> </text:span><text:span text:style-name="T7">null</text:span><text:span text:style-name="T5"> </text:span><text:span text:style-name="T2">check </text:span><text:span text:style-name="T7">(</text:span><text:span text:style-name="T5">Телефон </text:span><text:span text:style-name="T7">like</text:span><text:span text:style-name="T5"> </text:span><text:span text:style-name="T9">'8[0-9][0-9][0-9] </text:span></text:p>
      <text:p text:style-name="Standard"><text:span text:style-name="T9">[0-9][0-9][0-9][0-9][0-9][0-9][0-9]'</text:span><text:span text:style-name="T7">),</text:span><text:span text:style-name="T5"> </text:span></text:p>
      <text:p text:style-name="Standard"><text:span text:style-name="T5">[ФИО Директора] </text:span><text:span text:style-name="T2">varchar</text:span><text:span text:style-name="T7">(</text:span><text:span text:style-name="T5">50</text:span><text:span text:style-name="T7">)</text:span><text:span text:style-name="T5"> </text:span><text:span text:style-name="T7">not</text:span><text:span text:style-name="T5"> </text:span><text:span text:style-name="T7">null)</text:span><text:span text:style-name="T5"> </text:span></text:p>
      <text:p text:style-name="Standard"><text:span text:style-name="T2">GO</text:span><text:span text:style-name="T5"> </text:span></text:p>
      <text:p text:style-name="Standard"><text:span text:style-name="T5"><text:s/></text:span><text:span text:style-name="T2">ALTER</text:span><text:span text:style-name="T5"> </text:span><text:span text:style-name="T2">TABLE</text:span><text:span text:style-name="T5"> [Сотовая компания] <text:s/></text:span></text:p>
      <text:p text:style-name="Standard"><text:span text:style-name="T5"><text:s/><text:tab/></text:span><text:span text:style-name="T2">ADD</text:span><text:span text:style-name="T5"> </text:span><text:span text:style-name="T2">CONSTRAINT</text:span><text:span text:style-name="T5"> PK_Сотовая_компания <text:s/></text:span><text:span text:style-name="T2">primary</text:span><text:span text:style-name="T5"> </text:span><text:span text:style-name="T2">key </text:span><text:span text:style-name="T7">(</text:span><text:span text:style-name="T5">Название</text:span><text:span text:style-name="T7">)</text:span><text:span text:style-name="T5"> <text:s/></text:span></text:p>
      <text:p text:style-name="Standard"><text:span text:style-name="T2">GO</text:span><text:span text:style-name="T5"> </text:span></text:p>
      <text:p text:style-name="P3"/>
      <text:p text:style-name="P3"/>
      <text:p text:style-name="P3"/>
      <text:p text:style-name="Standard"><text:span text:style-name="T2">CREATE</text:span><text:span text:style-name="T5"> </text:span><text:span text:style-name="T2">TABLE</text:span><text:span text:style-name="T5"> [О тарифных планах абонентов]</text:span></text:p>
      <text:p text:style-name="Standard"><text:span text:style-name="T7">(</text:span><text:span text:style-name="T5">Абонент </text:span><text:span text:style-name="T2">varchar</text:span><text:span text:style-name="T7">(</text:span><text:span text:style-name="T5">50</text:span><text:span text:style-name="T7">)</text:span><text:span text:style-name="T5"> </text:span><text:span text:style-name="T7">not</text:span><text:span text:style-name="T5"> </text:span><text:span text:style-name="T7">null,</text:span><text:span text:style-name="T5"> </text:span></text:p>
      <text:p text:style-name="Standard"><text:span text:style-name="T5">Тариф </text:span><text:span text:style-name="T2">varchar</text:span><text:span text:style-name="T7">(</text:span><text:span text:style-name="T5">30</text:span><text:span text:style-name="T7">)</text:span><text:span text:style-name="T5"> </text:span><text:span text:style-name="T7">not</text:span><text:span text:style-name="T5"> </text:span><text:span text:style-name="T7">null,</text:span><text:span text:style-name="T5"> [Ежемесячный платеж] </text:span><text:span text:style-name="T2">int</text:span><text:span text:style-name="T5"> </text:span><text:span text:style-name="T7">not</text:span><text:span text:style-name="T5"> </text:span><text:span text:style-name="T7">null,</text:span><text:span text:style-name="T5"> </text:span></text:p>
      <text:p text:style-name="Standard"><text:span text:style-name="T5">[Дополнительная подключённая услуга] </text:span><text:span text:style-name="T2">varchar</text:span><text:span text:style-name="T7">(</text:span><text:span text:style-name="T5">30</text:span><text:span text:style-name="T7">),</text:span></text:p>
      <text:p text:style-name="Standard"><text:span text:style-name="T5">[Стоимость дополнительной услуги] </text:span><text:span text:style-name="T2">int</text:span><text:span text:style-name="T7">)</text:span><text:span text:style-name="T5"> </text:span></text:p>
      <text:p text:style-name="Standard"><text:span text:style-name="T2">GO</text:span><text:span text:style-name="T5"> </text:span></text:p>
      <text:p text:style-name="Standard"><text:span text:style-name="T2">ALTER</text:span><text:span text:style-name="T5"> </text:span><text:span text:style-name="T2">TABLE</text:span><text:span text:style-name="T5"> [О тарифных планах абонентов] </text:span></text:p>
      <text:p text:style-name="Standard"><text:span text:style-name="T5"><text:s/><text:tab/></text:span><text:span text:style-name="T2">ADD</text:span><text:span text:style-name="T5"> </text:span><text:span text:style-name="T2">CONSTRAINT</text:span><text:span text:style-name="T5"> PK_О_тарифных_планах_абонентов </text:span><text:span text:style-name="T2">primary</text:span><text:span text:style-name="T5"> </text:span><text:span text:style-name="T2">key </text:span><text:span text:style-name="T7">(</text:span><text:span text:style-name="T5">Абонент</text:span><text:span text:style-name="T7">)</text:span></text:p>
      <text:p text:style-name="Standard"><text:span text:style-name="T2">ALTER</text:span><text:span text:style-name="T5"> </text:span><text:span text:style-name="T2">TABLE</text:span><text:span text:style-name="T5"> [О тарифных планах абонентов]</text:span></text:p>
      <text:p text:style-name="Standard"><text:span text:style-name="T5"><text:tab/></text:span><text:span text:style-name="T2">ADD</text:span><text:span text:style-name="T5"> </text:span><text:span text:style-name="T2">CONSTRAINT</text:span><text:span text:style-name="T5"> Уник_тариф </text:span><text:span text:style-name="T2">Unique </text:span><text:span text:style-name="T7">(</text:span><text:span text:style-name="T5">Тариф</text:span><text:span text:style-name="T7">)</text:span></text:p>
      <text:p text:style-name="Standard"><text:span text:style-name="T2">GO</text:span><text:span text:style-name="T5"> </text:span></text:p>
      <text:p text:style-name="P3"/>
      <text:p text:style-name="Standard"><text:span text:style-name="T2">CREATE</text:span><text:span text:style-name="T5"> </text:span><text:span text:style-name="T2">TABLE</text:span><text:span text:style-name="T5"> [О тарифах] </text:span></text:p>
      <text:p text:style-name="Standard"><text:span text:style-name="T7">(</text:span><text:span text:style-name="T5">[Название тарифа] </text:span><text:span text:style-name="T2">varchar</text:span><text:span text:style-name="T7">(</text:span><text:span text:style-name="T5">30</text:span><text:span text:style-name="T7">)</text:span><text:span text:style-name="T5"> </text:span><text:span text:style-name="T7">not</text:span><text:span text:style-name="T5"> </text:span><text:span text:style-name="T7">null,</text:span><text:span text:style-name="T5"> </text:span></text:p>
      <text:p text:style-name="Standard"><text:span text:style-name="T5">[Сотовая компания] </text:span><text:span text:style-name="T2">varchar</text:span><text:span text:style-name="T7">(</text:span><text:span text:style-name="T5">30</text:span><text:span text:style-name="T7">)</text:span><text:span text:style-name="T5"> </text:span><text:span text:style-name="T7">not</text:span><text:span text:style-name="T5"> </text:span><text:span text:style-name="T7">null,</text:span><text:span text:style-name="T5"> </text:span></text:p>
      <text:p text:style-name="Standard"><text:span text:style-name="T5">[Тип звонка] </text:span><text:span text:style-name="T2">varchar</text:span><text:span text:style-name="T7">(</text:span><text:span text:style-name="T5">9</text:span><text:span text:style-name="T7">)</text:span><text:span text:style-name="T5"> </text:span><text:span text:style-name="T7">not</text:span><text:span text:style-name="T5"> </text:span><text:span text:style-name="T7">null</text:span><text:span text:style-name="T5"> </text:span><text:span text:style-name="T2">check </text:span><text:span text:style-name="T7">(</text:span><text:span text:style-name="T5">[Тип звонка] </text:span><text:span text:style-name="T7">in</text:span><text:span text:style-name="T2"> </text:span><text:span text:style-name="T7">(</text:span><text:span text:style-name="T9">'Входящий'</text:span><text:span text:style-name="T7">,</text:span><text:span text:style-name="T5"> </text:span><text:span text:style-name="T9">'Исходящий'</text:span><text:span text:style-name="T7">))</text:span><text:span text:style-name="T5"> </text:span><text:span text:style-name="T2">default</text:span><text:span text:style-name="T5"> </text:span><text:span text:style-name="T9">'Исходящий'</text:span><text:span text:style-name="T7">,</text:span></text:p>
      <text:p text:style-name="Standard"><text:span text:style-name="T5">[Стоимость минуты разговора] </text:span><text:span text:style-name="T2">int</text:span><text:span text:style-name="T5"> </text:span><text:span text:style-name="T7">not</text:span><text:span text:style-name="T5"> </text:span><text:span text:style-name="T7">null,</text:span><text:span text:style-name="T5"> </text:span></text:p>
      <text:p text:style-name="Standard"><text:span text:style-name="T5">[Стоимость СМС] </text:span><text:span text:style-name="T2">int</text:span><text:span text:style-name="T5"> </text:span><text:span text:style-name="T7">not</text:span><text:span text:style-name="T5"> </text:span><text:span text:style-name="T7">null)</text:span><text:span text:style-name="T5"> </text:span></text:p>
      <text:p text:style-name="Standard"><text:span text:style-name="T2">GO</text:span><text:span text:style-name="T5"> </text:span></text:p>
      <text:p text:style-name="Standard"><text:span text:style-name="T5"><text:s/></text:span></text:p>
      <text:p text:style-name="Standard"><text:span text:style-name="T2">ALTER</text:span><text:span text:style-name="T5"> </text:span><text:span text:style-name="T2">TABLE</text:span><text:span text:style-name="T5"> [О тарифах]</text:span></text:p>
      <text:p text:style-name="Standard"><text:span text:style-name="T5"><text:s/></text:span><text:span text:style-name="T2">ADD</text:span><text:span text:style-name="T5"> </text:span><text:span text:style-name="T2">CONSTRAINT</text:span><text:span text:style-name="T5"> PK_О_тарифах </text:span><text:span text:style-name="T2">primary</text:span><text:span text:style-name="T5"> </text:span><text:span text:style-name="T2">key </text:span><text:span text:style-name="T7">(</text:span><text:span text:style-name="T5">[Название тарифа]</text:span><text:span text:style-name="T7">,</text:span><text:span text:style-name="T5">[Тип звонка]</text:span><text:span text:style-name="T7">)</text:span><text:span text:style-name="T5"> </text:span></text:p>
      <text:p text:style-name="Standard"><text:span text:style-name="T2">ALTER</text:span><text:span text:style-name="T5"> </text:span><text:span text:style-name="T2">TABLE</text:span><text:span text:style-name="T5"> [О тарифах] </text:span></text:p>
      <text:p text:style-name="Standard"><text:span text:style-name="T5"><text:s/></text:span><text:span text:style-name="T2">ADD</text:span><text:span text:style-name="T5"> </text:span><text:span text:style-name="T2">CONSTRAINT</text:span><text:span text:style-name="T5"> FK_О_тарифах_Сотовая_компания </text:span><text:span text:style-name="T2">foreign</text:span><text:span text:style-name="T5"> </text:span><text:span text:style-name="T2">key </text:span><text:span text:style-name="T7">(</text:span><text:span text:style-name="T5">[Сотовая компания]</text:span><text:span text:style-name="T7">)</text:span><text:span text:style-name="T5"> </text:span><text:span text:style-name="T2">references</text:span><text:span text:style-name="T5"> [Сотовая компания]</text:span><text:span text:style-name="T7">(</text:span><text:span text:style-name="T5">[Название]</text:span><text:span text:style-name="T7">)</text:span><text:span text:style-name="T5"> </text:span></text:p>
      <text:p text:style-name="Standard"><text:span text:style-name="T5"><text:s/></text:span><text:span text:style-name="T2">ALTER</text:span><text:span text:style-name="T5"> </text:span><text:span text:style-name="T2">TABLE</text:span><text:span text:style-name="T5"> [О тарифах] <text:s/></text:span></text:p>
      <text:p text:style-name="Standard"><text:span text:style-name="T5"><text:s/></text:span><text:span text:style-name="T2">ADD</text:span><text:span text:style-name="T5"> </text:span><text:span text:style-name="T2">CONSTRAINT</text:span><text:span text:style-name="T5"> FK_О_тарифах_О_тарифных_планах_абонентов </text:span><text:span text:style-name="T2">foreign</text:span><text:span text:style-name="T5"> </text:span><text:span text:style-name="T2">key </text:span><text:span text:style-name="T7">(</text:span><text:span text:style-name="T5">[Название тарифа]</text:span><text:span text:style-name="T7">)</text:span><text:span text:style-name="T5"> </text:span><text:span text:style-name="T2">references</text:span><text:span text:style-name="T5"> [О тарифных планах абонентов]</text:span><text:span text:style-name="T7">(</text:span><text:span text:style-name="T5">Тариф</text:span><text:span text:style-name="T7">)</text:span></text:p>
      <text:p text:style-name="Standard"><text:span text:style-name="T2">GO</text:span><text:span text:style-name="T5"> </text:span></text:p>
      <text:p text:style-name="P3"/>
      <text:p text:style-name="P3"/>
      <text:p text:style-name="Standard"><text:span text:style-name="T2">CREATE</text:span><text:span text:style-name="T5"> </text:span><text:span text:style-name="T2">TABLE</text:span><text:span text:style-name="T5"> [Об абонентах] </text:span></text:p>
      <text:p text:style-name="Standard"><text:span text:style-name="T7">(</text:span><text:span text:style-name="T5">[Серия и номер паспорта] </text:span><text:span text:style-name="T2">bigint</text:span><text:span text:style-name="T5"> </text:span><text:span text:style-name="T7">not</text:span><text:span text:style-name="T5"> </text:span><text:span text:style-name="T7">null,</text:span><text:span text:style-name="T5"> </text:span></text:p>
      <text:p text:style-name="Standard"><text:span text:style-name="T5">ФИО </text:span><text:span text:style-name="T2">varchar</text:span><text:span text:style-name="T7">(</text:span><text:span text:style-name="T5">50</text:span><text:span text:style-name="T7">)</text:span><text:span text:style-name="T5"> </text:span><text:span text:style-name="T7">not</text:span><text:span text:style-name="T5"> </text:span><text:span text:style-name="T7">null,</text:span><text:span text:style-name="T5"> </text:span></text:p>
      <text:p text:style-name="Standard"><text:span text:style-name="T5">Адрес </text:span><text:span text:style-name="T2">varchar</text:span><text:span text:style-name="T7">(</text:span><text:span text:style-name="T5">30</text:span><text:span text:style-name="T7">)</text:span><text:span text:style-name="T5"> </text:span><text:span text:style-name="T7">not</text:span><text:span text:style-name="T5"> </text:span><text:span text:style-name="T7">null,</text:span><text:span text:style-name="T5"> </text:span></text:p>
      <text:p text:style-name="Standard"><text:span text:style-name="T5">Телефон </text:span><text:span text:style-name="T2">varchar</text:span><text:span text:style-name="T7">(</text:span><text:span text:style-name="T5">18</text:span><text:span text:style-name="T7">)</text:span><text:span text:style-name="T5"> </text:span><text:span text:style-name="T7">not</text:span><text:span text:style-name="T5"> </text:span><text:span text:style-name="T7">null</text:span><text:span text:style-name="T5"> </text:span><text:span text:style-name="T2">check </text:span><text:span text:style-name="T7">(</text:span><text:span text:style-name="T5">Телефон </text:span><text:span text:style-name="T7">like</text:span><text:span text:style-name="T5"> </text:span><text:span text:style-name="T9">'8[0-9][0-9][0-9] </text:span></text:p>
      <text:p text:style-name="Standard"><text:span text:style-name="T9">[0-9][0-9][0-9][0-9][0-9][0-9][0-9]'</text:span><text:span text:style-name="T7">),</text:span><text:span text:style-name="T5"> </text:span></text:p>
      <text:p text:style-name="Standard"><text:span text:style-name="T5">[Состояние счета] </text:span><text:span text:style-name="T2">varchar</text:span><text:span text:style-name="T7">(</text:span><text:span text:style-name="T5">18</text:span><text:span text:style-name="T7">)</text:span><text:span text:style-name="T5"> </text:span><text:span text:style-name="T7">not</text:span><text:span text:style-name="T5"> </text:span><text:span text:style-name="T7">null</text:span><text:span text:style-name="T5"> </text:span><text:span text:style-name="T2">check </text:span><text:span text:style-name="T7">(</text:span><text:span text:style-name="T5">[Состояние счета] </text:span><text:span text:style-name="T7">in</text:span><text:span text:style-name="T2"> </text:span><text:span text:style-name="T7">(</text:span><text:span text:style-name="T9">'Задолженность'</text:span><text:span text:style-name="T7">,</text:span><text:span text:style-name="T5"> </text:span><text:span text:style-name="T9">'Нет задолженности'</text:span><text:span text:style-name="T7">))</text:span><text:span text:style-name="T5"> </text:span><text:span text:style-name="T2">default</text:span><text:span text:style-name="T5"> </text:span><text:span text:style-name="T9">'Нет задолженности'</text:span><text:span text:style-name="T7">)</text:span><text:span text:style-name="T5"> </text:span></text:p>
      <text:p text:style-name="Standard"><text:span text:style-name="T2">GO</text:span><text:span text:style-name="T5"> </text:span></text:p>
      <text:p text:style-name="Standard"><text:soft-page-break/><text:span text:style-name="T5"><text:s/></text:span></text:p>
      <text:p text:style-name="Standard"><text:span text:style-name="T2">ALTER</text:span><text:span text:style-name="T5"> </text:span><text:span text:style-name="T2">TABLE</text:span><text:span text:style-name="T5"> [Об абонентах] </text:span></text:p>
      <text:p text:style-name="Standard"><text:span text:style-name="T5"><text:s/><text:tab/></text:span><text:span text:style-name="T2">ADD</text:span><text:span text:style-name="T5"> </text:span><text:span text:style-name="T2">CONSTRAINT</text:span><text:span text:style-name="T5"> PK_Об_абонентах </text:span><text:span text:style-name="T2">primary</text:span><text:span text:style-name="T5"> </text:span><text:span text:style-name="T2">key </text:span><text:span text:style-name="T7">(</text:span><text:span text:style-name="T5">[Серия и номер паспорта]</text:span><text:span text:style-name="T7">)</text:span><text:span text:style-name="T5"> </text:span></text:p>
      <text:p text:style-name="Standard"><text:span text:style-name="T2">ALTER</text:span><text:span text:style-name="T5"> </text:span><text:span text:style-name="T2">TABLE</text:span><text:span text:style-name="T5"> [Об абонентах]</text:span></text:p>
      <text:p text:style-name="Standard"><text:span text:style-name="T5"><text:s/><text:tab/></text:span><text:span text:style-name="T2">ADD</text:span><text:span text:style-name="T5"> </text:span><text:span text:style-name="T2">CONSTRAINT</text:span><text:span text:style-name="T5"> FK_Об_абонентах_О_тарифных_планах_абонентов </text:span><text:span text:style-name="T2">foreign</text:span><text:span text:style-name="T5"> </text:span><text:span text:style-name="T2">key </text:span><text:span text:style-name="T7">(</text:span><text:span text:style-name="T5">ФИО</text:span><text:span text:style-name="T7">)</text:span><text:span text:style-name="T5"> </text:span><text:span text:style-name="T2">references</text:span><text:span text:style-name="T5"> [О тарифных планах абонентов]</text:span><text:span text:style-name="T7">(</text:span><text:span text:style-name="T5">Абонент</text:span><text:span text:style-name="T7">)</text:span><text:span text:style-name="T5"> </text:span></text:p>
      <text:p text:style-name="P3"/>
      <text:p text:style-name="Standard"><text:span text:style-name="T2">GO</text:span><text:span text:style-name="T5"> </text:span></text:p>
      <text:p text:style-name="Standard"><text:span text:style-name="T5"><text:s/></text:span></text:p>
      <text:p text:style-name="P3"/>
      <text:p text:style-name="Standard"><text:span text:style-name="T2">DBCC</text:span><text:span text:style-name="T5"> CHECKIDENT</text:span><text:span text:style-name="T7">(</text:span><text:span text:style-name="T9">'Сотовая компания'</text:span><text:span text:style-name="T7">,</text:span><text:span text:style-name="T5"> RESEED</text:span><text:span text:style-name="T7">,</text:span><text:span text:style-name="T5"> 0</text:span><text:span text:style-name="T7">)</text:span><text:span text:style-name="T5"> </text:span></text:p>
      <text:p text:style-name="Standard"><text:span text:style-name="T2">GO</text:span></text:p>
      <text:p text:style-name="Standard"><text:span text:style-name="T2">INSERT</text:span><text:span text:style-name="T5"> </text:span><text:span text:style-name="T2">INTO</text:span><text:span text:style-name="T5"> [Сотовая компания] <text:s/></text:span><text:span text:style-name="T2">VALUES</text:span><text:span text:style-name="T5"> </text:span></text:p>
      <text:p text:style-name="Standard"><text:span text:style-name="T2"><text:s/></text:span><text:span text:style-name="T7">(</text:span><text:span text:style-name="T9">'Tele2'</text:span><text:span text:style-name="T7">,</text:span><text:span text:style-name="T5"> </text:span><text:span text:style-name="T9">'2002-01-01'</text:span><text:span text:style-name="T7">,</text:span><text:span text:style-name="T5"> </text:span><text:span text:style-name="T9">'Санкт-Петербург, Малая Садовая, 5'</text:span><text:span text:style-name="T7">,</text:span><text:span text:style-name="T5"> </text:span><text:span text:style-name="T9">'84916411202'</text:span><text:span text:style-name="T7">,</text:span><text:span text:style-name="T5"> <text:s/></text:span><text:span text:style-name="T9">'Эмдин Сергей Владимирович'</text:span><text:span text:style-name="T7">),</text:span><text:span text:style-name="T5"> </text:span></text:p>
      <text:p text:style-name="Standard"><text:span text:style-name="T2"><text:s/><text:tab/></text:span><text:span text:style-name="T7">(</text:span><text:span text:style-name="T9">'Win mobile'</text:span><text:span text:style-name="T7">,</text:span><text:span text:style-name="T5"> </text:span><text:span text:style-name="T9">'2002-10-24'</text:span><text:span text:style-name="T7">,</text:span><text:span text:style-name="T5"> </text:span><text:span text:style-name="T9">'Санкт-Петербург, Пушкинская, 11'</text:span><text:span text:style-name="T7">,</text:span><text:span text:style-name="T5"> </text:span><text:span text:style-name="T9">'84916478893'</text:span><text:span text:style-name="T7">,</text:span><text:span text:style-name="T5"> <text:s/></text:span><text:span text:style-name="T9">'Зайцев Владимир Владимирович'</text:span><text:span text:style-name="T7">),</text:span><text:span text:style-name="T5"> </text:span></text:p>
      <text:p text:style-name="Standard"><text:span text:style-name="T7">(</text:span><text:span text:style-name="T9">'Билайн'</text:span><text:span text:style-name="T7">,</text:span><text:span text:style-name="T5"> </text:span><text:span text:style-name="T9">'1992-01-24'</text:span><text:span text:style-name="T7">,</text:span><text:span text:style-name="T5"> </text:span><text:span text:style-name="T9">'Москва, Охотный, 7 '</text:span><text:span text:style-name="T7">,</text:span><text:span text:style-name="T5"> </text:span><text:span text:style-name="T9">'84916442596'</text:span><text:span text:style-name="T7">,</text:span><text:span text:style-name="T5"> <text:s/></text:span><text:span text:style-name="T9">'Василь Лацанич'</text:span><text:span text:style-name="T7">),</text:span><text:span text:style-name="T5"> </text:span></text:p>
      <text:p text:style-name="Standard"><text:span text:style-name="T7">(</text:span><text:span text:style-name="T9">'Летай'</text:span><text:span text:style-name="T7">,</text:span><text:span text:style-name="T5"> </text:span><text:span text:style-name="T9">'1999-02-12'</text:span><text:span text:style-name="T7">,</text:span><text:span text:style-name="T5"> </text:span><text:span text:style-name="T9">'Санкт-Петербург, Инженерная, 15'</text:span><text:span text:style-name="T7">,</text:span><text:span text:style-name="T5"> </text:span><text:span text:style-name="T9">'84916401256'</text:span><text:span text:style-name="T7">,</text:span><text:span text:style-name="T5"> <text:s/></text:span><text:span text:style-name="T9">'Айрат Нурутдинов'</text:span><text:span text:style-name="T7">),</text:span><text:span text:style-name="T5"> </text:span></text:p>
      <text:p text:style-name="Standard"><text:span text:style-name="T7">(</text:span><text:span text:style-name="T9">'Мегафон'</text:span><text:span text:style-name="T7">,</text:span><text:span text:style-name="T5"> </text:span><text:span text:style-name="T9">'1993-03-22'</text:span><text:span text:style-name="T7">,</text:span><text:span text:style-name="T5"> </text:span><text:span text:style-name="T9">'Москва, Красноармейцев, 22 '</text:span><text:span text:style-name="T7">,</text:span><text:span text:style-name="T5"> </text:span><text:span text:style-name="T9">'84916224423'</text:span><text:span text:style-name="T7">,</text:span><text:span text:style-name="T5"> <text:s/></text:span><text:span text:style-name="T9">'Геворк Вермишян'</text:span><text:span text:style-name="T7">),</text:span><text:span text:style-name="T5"> </text:span></text:p>
      <text:p text:style-name="Standard"><text:span text:style-name="T7">(</text:span><text:span text:style-name="T9">'Мотив'</text:span><text:span text:style-name="T7">,</text:span><text:span text:style-name="T5"> <text:s/></text:span><text:span text:style-name="T9">'2002-01-23'</text:span><text:span text:style-name="T7">,</text:span><text:span text:style-name="T5"> </text:span><text:span text:style-name="T9">'Москва, Никольская, 21 '</text:span><text:span text:style-name="T7">,</text:span><text:span text:style-name="T5"> </text:span><text:span text:style-name="T9">'84916481236'</text:span><text:span text:style-name="T7">,</text:span><text:span text:style-name="T5"> <text:s/></text:span><text:span text:style-name="T9">'Юхимов Вячеслав Станиславович'</text:span><text:span text:style-name="T7">),</text:span><text:span text:style-name="T5"> </text:span></text:p>
      <text:p text:style-name="Standard"><text:span text:style-name="T7">(</text:span><text:span text:style-name="T9">'МТС'</text:span><text:span text:style-name="T7">,</text:span><text:span text:style-name="T9">'1992-10-22'</text:span><text:span text:style-name="T7">,</text:span><text:span text:style-name="T5"> </text:span><text:span text:style-name="T9">'Рязань, Театральная д. 3'</text:span><text:span text:style-name="T7">,</text:span><text:span text:style-name="T5"> </text:span><text:span text:style-name="T9">'84916421428'</text:span><text:span text:style-name="T7">,</text:span><text:span text:style-name="T5"> <text:s/></text:span><text:span text:style-name="T9">'Корня Алексей Валерьевич'</text:span><text:span text:style-name="T7">),</text:span><text:span text:style-name="T5"> </text:span></text:p>
      <text:p text:style-name="Standard"><text:span text:style-name="T7">(</text:span><text:span text:style-name="T9">'Севмобайл'</text:span><text:span text:style-name="T7">,</text:span><text:span text:style-name="T5"> </text:span><text:span text:style-name="T9">'2001-05-06'</text:span></text:p>
      <text:p text:style-name="Standard"><text:span text:style-name="T7">,</text:span><text:span text:style-name="T5"> </text:span><text:span text:style-name="T9">'Москва, Октябрьская, 14'</text:span><text:span text:style-name="T7">,</text:span><text:span text:style-name="T5"> </text:span><text:span text:style-name="T9">'84916432446'</text:span><text:span text:style-name="T7">,</text:span><text:span text:style-name="T5"> <text:s/></text:span><text:span text:style-name="T9">'Белоусов Олег Иванович'</text:span><text:span text:style-name="T7">),</text:span><text:span text:style-name="T5"> </text:span></text:p>
      <text:p text:style-name="Standard"><text:span text:style-name="T7">(</text:span><text:span text:style-name="T9">'СМАРТС'</text:span><text:span text:style-name="T7">,</text:span><text:span text:style-name="T9">'2003-03-25'</text:span><text:span text:style-name="T7">,</text:span><text:span text:style-name="T5"> </text:span><text:span text:style-name="T9">'Москва, Большая Дмитровка, 10'</text:span><text:span text:style-name="T7">,</text:span><text:span text:style-name="T5"> </text:span><text:span text:style-name="T9">'84916432244'</text:span><text:span text:style-name="T7">,</text:span><text:span text:style-name="T5"> <text:s/></text:span><text:span text:style-name="T9">'Бибикова Елена Григорьевна <text:s text:c="3"/></text:span></text:p>
      <text:p text:style-name="Standard"><text:span text:style-name="T9">'</text:span><text:span text:style-name="T7">),</text:span><text:span text:style-name="T5"> </text:span></text:p>
      <text:p text:style-name="Standard"><text:span text:style-name="T7">(</text:span><text:span text:style-name="T9">'Сотел'</text:span><text:span text:style-name="T7">,</text:span><text:span text:style-name="T9">'2004-06-11'</text:span><text:span text:style-name="T7">,</text:span><text:span text:style-name="T5"> </text:span><text:span text:style-name="T9">'Москва, Тверская, 9'</text:span><text:span text:style-name="T7">,</text:span><text:span text:style-name="T5"> </text:span><text:span text:style-name="T9">'84916467898'</text:span><text:span text:style-name="T7">,</text:span><text:span text:style-name="T5"> <text:s/></text:span><text:span text:style-name="T9">'Мухамадеев Фаиль Рафаэлевич'</text:span><text:span text:style-name="T7">)</text:span><text:span text:style-name="T5"> </text:span></text:p>
      <text:p text:style-name="Standard"><text:span text:style-name="T2">GO</text:span><text:span text:style-name="T5"> </text:span></text:p>
      <text:p text:style-name="P3"/>
      <text:p text:style-name="Standard"><text:span text:style-name="T2">INSERT</text:span><text:span text:style-name="T5"> </text:span><text:span text:style-name="T2">INTO</text:span><text:span text:style-name="T5"> [О тарифных планах абонентов] </text:span><text:span text:style-name="T2">VALUES</text:span><text:span text:style-name="T5"> </text:span></text:p>
      <text:p text:style-name="Standard"><text:span text:style-name="T7">(</text:span><text:span text:style-name="T9">'Ермоленко Юрий Александрович'</text:span><text:span text:style-name="T7">,</text:span><text:span text:style-name="T5"> </text:span><text:span text:style-name="T9">'Мой Безлимит'</text:span><text:span text:style-name="T7">,</text:span><text:span text:style-name="T5"> 550</text:span><text:span text:style-name="T7">,</text:span><text:span text:style-name="T5"> </text:span><text:span text:style-name="T9">'МузХиты'</text:span><text:span text:style-name="T7">,</text:span><text:span text:style-name="T5"> 30</text:span><text:span text:style-name="T7">),</text:span><text:span text:style-name="T5"> </text:span></text:p>
      <text:p text:style-name="Standard"><text:span text:style-name="T7">(</text:span><text:span text:style-name="T9">'Васильев Михаил Петрович'</text:span><text:span text:style-name="T7">,</text:span><text:span text:style-name="T5"> </text:span><text:span text:style-name="T9">'Супер ноль'</text:span><text:span text:style-name="T7">,</text:span><text:span text:style-name="T5"> 350</text:span><text:span text:style-name="T7">,null</text:span><text:span text:style-name="T5"> </text:span><text:span text:style-name="T7">,</text:span><text:span text:style-name="T5"> </text:span><text:span text:style-name="T7">null</text:span><text:span text:style-name="T5"> </text:span><text:span text:style-name="T7">),</text:span><text:span text:style-name="T5"> </text:span></text:p>
      <text:p text:style-name="Standard"><text:span text:style-name="T7">(</text:span><text:span text:style-name="T9">'Григорьев Александр Николаевич'</text:span><text:span text:style-name="T7">,</text:span><text:span text:style-name="T5"> </text:span><text:span text:style-name="T9">'Связь Z'</text:span><text:span text:style-name="T7">,</text:span><text:span text:style-name="T5"> 700</text:span><text:span text:style-name="T7">,</text:span><text:span text:style-name="T5"> </text:span><text:span text:style-name="T7">null</text:span><text:span text:style-name="T5"> </text:span><text:span text:style-name="T7">,</text:span><text:span text:style-name="T5"> </text:span><text:span text:style-name="T7">null</text:span><text:span text:style-name="T5"> </text:span><text:span text:style-name="T7">),</text:span><text:span text:style-name="T5"> </text:span></text:p>
      <text:p text:style-name="Standard"><text:span text:style-name="T7">(</text:span><text:span text:style-name="T9">'Беляев Александр Алексеевич'</text:span><text:span text:style-name="T7">,</text:span><text:span text:style-name="T5"> </text:span><text:span text:style-name="T9">'ПроСто'</text:span><text:span text:style-name="T7">,</text:span><text:span text:style-name="T5"> 100</text:span><text:span text:style-name="T7">,</text:span><text:span text:style-name="T5"> </text:span><text:span text:style-name="T9">'Факты'</text:span><text:span text:style-name="T7">,</text:span><text:span text:style-name="T5"> 15</text:span><text:span text:style-name="T7">),</text:span><text:span text:style-name="T5"> </text:span></text:p>
      <text:p text:style-name="Standard"><text:span text:style-name="T7">(</text:span><text:span text:style-name="T9">'Андропов Григорий Васильевич'</text:span><text:span text:style-name="T7">,</text:span><text:span text:style-name="T5"> </text:span><text:span text:style-name="T9">'Много минут'</text:span><text:span text:style-name="T7">,</text:span><text:span text:style-name="T5"> 350</text:span><text:span text:style-name="T7">,null</text:span><text:span text:style-name="T5"> </text:span><text:span text:style-name="T7">,</text:span><text:span text:style-name="T5"> </text:span><text:span text:style-name="T7">null</text:span><text:span text:style-name="T5"> </text:span><text:span text:style-name="T7">),</text:span><text:span text:style-name="T5"> </text:span></text:p>
      <text:p text:style-name="Standard"><text:span text:style-name="T7">(</text:span><text:span text:style-name="T9">'Брилёв Василий Леонович'</text:span><text:span text:style-name="T7">,</text:span><text:span text:style-name="T5"> </text:span><text:span text:style-name="T9">'190'</text:span><text:span text:style-name="T7">,</text:span><text:span text:style-name="T5"> 190</text:span><text:span text:style-name="T7">,</text:span><text:span text:style-name="T5"> </text:span><text:span text:style-name="T9">'Автоответчик'</text:span><text:span text:style-name="T7">,</text:span><text:span text:style-name="T5"> 5</text:span><text:span text:style-name="T7">),</text:span><text:span text:style-name="T5"> </text:span></text:p>
      <text:p text:style-name="Standard"><text:span text:style-name="T7">(</text:span><text:span text:style-name="T9">'Шпагин Михаил Михайлович'</text:span><text:span text:style-name="T7">,</text:span><text:span text:style-name="T5"> </text:span><text:span text:style-name="T9">'Мой интернет 5'</text:span><text:span text:style-name="T7">,</text:span><text:span text:style-name="T5"> 300</text:span><text:span text:style-name="T7">,null</text:span><text:span text:style-name="T5"> </text:span><text:span text:style-name="T7">,</text:span><text:span text:style-name="T5"> </text:span><text:span text:style-name="T7">null</text:span><text:span text:style-name="T5"> </text:span><text:span text:style-name="T7">),</text:span><text:span text:style-name="T5"> </text:span></text:p>
      <text:p text:style-name="Standard"><text:span text:style-name="T7">(</text:span><text:span text:style-name="T9">'Карасёв Виталий Евгеньевич'</text:span><text:span text:style-name="T7">,</text:span><text:span text:style-name="T5"> </text:span><text:span text:style-name="T9">'Максимум'</text:span><text:span text:style-name="T7">,</text:span><text:span text:style-name="T5"> 400</text:span><text:span text:style-name="T7">,null</text:span><text:span text:style-name="T5"> </text:span><text:span text:style-name="T7">,</text:span><text:span text:style-name="T5"> </text:span><text:span text:style-name="T7">null</text:span><text:span text:style-name="T5"> </text:span><text:span text:style-name="T7">),</text:span><text:span text:style-name="T5"> </text:span></text:p>
      <text:p text:style-name="Standard"><text:span text:style-name="T7">(</text:span><text:span text:style-name="T9">'Милёв Виталий Андреевич'</text:span><text:span text:style-name="T7">,</text:span><text:span text:style-name="T5"> </text:span><text:span text:style-name="T9">'То, что надо'</text:span><text:span text:style-name="T7">,</text:span><text:span text:style-name="T5"> 350</text:span><text:span text:style-name="T7">,</text:span><text:span text:style-name="T5"> </text:span><text:span text:style-name="T9">'Лучшие фильмы'</text:span><text:span text:style-name="T7">,</text:span><text:span text:style-name="T5"> 25</text:span><text:span text:style-name="T7">),</text:span><text:span text:style-name="T5"> </text:span></text:p>
      <text:p text:style-name="Standard"><text:span text:style-name="T7">(</text:span><text:span text:style-name="T9">'Калашников Никита Владимирович'</text:span><text:span text:style-name="T7">,</text:span><text:span text:style-name="T5"> </text:span><text:span text:style-name="T9">'Онлайн'</text:span><text:span text:style-name="T7">,</text:span><text:span text:style-name="T5"> 600</text:span><text:span text:style-name="T7">,</text:span><text:span text:style-name="T5"> </text:span><text:span text:style-name="T9">'Динамические обои'</text:span><text:span text:style-name="T7">,</text:span><text:span text:style-name="T5"> 50</text:span><text:span text:style-name="T7">)</text:span><text:span text:style-name="T5"> </text:span></text:p>
      <text:p text:style-name="Standard"><text:span text:style-name="T2">GO</text:span><text:span text:style-name="T5"> </text:span></text:p>
      <text:p text:style-name="Standard"><text:span text:style-name="T5"><text:s/></text:span></text:p>
      <text:p text:style-name="Standard"><text:span text:style-name="T2">INSERT</text:span><text:span text:style-name="T5"> </text:span><text:span text:style-name="T2">INTO</text:span><text:span text:style-name="T5"> [О тарифах] </text:span><text:span text:style-name="T2">VALUES</text:span><text:span text:style-name="T5"> </text:span></text:p>
      <text:p text:style-name="Standard"><text:span text:style-name="T7">(</text:span><text:span text:style-name="T9">'Мой Безлимит'</text:span><text:span text:style-name="T7">,</text:span><text:span text:style-name="T5"> </text:span><text:span text:style-name="T9">'Tele2'</text:span><text:span text:style-name="T7">,</text:span><text:span text:style-name="T5"> </text:span><text:span text:style-name="T9">'Входящий'</text:span><text:span text:style-name="T7">,</text:span><text:span text:style-name="T5"> 0</text:span><text:span text:style-name="T7">,</text:span><text:span text:style-name="T5"> 0</text:span><text:span text:style-name="T7">),</text:span><text:span text:style-name="T5"> </text:span></text:p>
      <text:p text:style-name="Standard"><text:span text:style-name="T7">(</text:span><text:span text:style-name="T9">'Мой Безлимит'</text:span><text:span text:style-name="T7">,</text:span><text:span text:style-name="T5"> </text:span><text:span text:style-name="T9">'Tele2'</text:span><text:span text:style-name="T7">,</text:span><text:span text:style-name="T5"> </text:span><text:span text:style-name="T9">'Исходящий'</text:span><text:span text:style-name="T7">,</text:span><text:span text:style-name="T5"> 0</text:span><text:span text:style-name="T7">,</text:span><text:span text:style-name="T5"> 0</text:span><text:span text:style-name="T7">),</text:span></text:p>
      <text:p text:style-name="Standard"><text:span text:style-name="T7">(</text:span><text:span text:style-name="T9">'Супер ноль'</text:span><text:span text:style-name="T7">,</text:span><text:span text:style-name="T5"> </text:span><text:span text:style-name="T9">'МТС'</text:span><text:span text:style-name="T7">,</text:span><text:span text:style-name="T5"> </text:span><text:span text:style-name="T9">'Входящий'</text:span><text:span text:style-name="T7">,</text:span><text:span text:style-name="T5"> 0</text:span><text:span text:style-name="T7">,</text:span><text:span text:style-name="T5"> 0</text:span><text:span text:style-name="T7">),</text:span></text:p>
      <text:p text:style-name="Standard"><text:span text:style-name="T7">(</text:span><text:span text:style-name="T9">'Супер ноль'</text:span><text:span text:style-name="T7">,</text:span><text:span text:style-name="T5"> </text:span><text:span text:style-name="T9">'МТС'</text:span><text:span text:style-name="T7">,</text:span><text:span text:style-name="T5"> </text:span><text:span text:style-name="T9">'Исходящий'</text:span><text:span text:style-name="T7">,</text:span><text:span text:style-name="T5"> 0</text:span><text:span text:style-name="T7">,</text:span><text:span text:style-name="T5"> 1</text:span><text:span text:style-name="T7">),</text:span></text:p>
      <text:p text:style-name="Standard"><text:span text:style-name="T7">(</text:span><text:span text:style-name="T9">'Связь Z'</text:span><text:span text:style-name="T7">,</text:span><text:span text:style-name="T5"> </text:span><text:span text:style-name="T9">'Билайн'</text:span><text:span text:style-name="T7">,</text:span><text:span text:style-name="T5"> </text:span><text:span text:style-name="T9">'Входящий'</text:span><text:span text:style-name="T7">,</text:span><text:span text:style-name="T5"> 0</text:span><text:span text:style-name="T7">,</text:span><text:span text:style-name="T5"> 0</text:span><text:span text:style-name="T7">),</text:span></text:p>
      <text:p text:style-name="Standard"><text:span text:style-name="T7">(</text:span><text:span text:style-name="T9">'Связь Z'</text:span><text:span text:style-name="T7">,</text:span><text:span text:style-name="T5"> </text:span><text:span text:style-name="T9">'Билайн'</text:span><text:span text:style-name="T7">,</text:span><text:span text:style-name="T5"> </text:span><text:span text:style-name="T9">'Исходящий'</text:span><text:span text:style-name="T7">,</text:span><text:span text:style-name="T5"> 0</text:span><text:span text:style-name="T7">,</text:span><text:span text:style-name="T5"> 0</text:span><text:span text:style-name="T7">),</text:span></text:p>
      <text:p text:style-name="Standard"><text:span text:style-name="T7">(</text:span><text:span text:style-name="T9">'ПроСто'</text:span><text:span text:style-name="T7">,</text:span><text:span text:style-name="T5"> </text:span><text:span text:style-name="T9">'Win mobile'</text:span><text:span text:style-name="T7">,</text:span><text:span text:style-name="T5"> </text:span><text:span text:style-name="T9">'Входящий'</text:span><text:span text:style-name="T7">,</text:span><text:span text:style-name="T5"> 0</text:span><text:span text:style-name="T7">,</text:span><text:span text:style-name="T5"> 0</text:span><text:span text:style-name="T7">),</text:span></text:p>
      <text:p text:style-name="Standard"><text:span text:style-name="T7">(</text:span><text:span text:style-name="T9">'ПроСто'</text:span><text:span text:style-name="T7">,</text:span><text:span text:style-name="T5"> </text:span><text:span text:style-name="T9">'Win mobile'</text:span><text:span text:style-name="T7">,</text:span><text:span text:style-name="T5"> </text:span><text:span text:style-name="T9">'Исходящий'</text:span><text:span text:style-name="T7">,</text:span><text:span text:style-name="T5"> 2</text:span><text:span text:style-name="T7">,</text:span><text:span text:style-name="T5"> 2</text:span><text:span text:style-name="T7">),</text:span></text:p>
      <text:p text:style-name="Standard"><text:span text:style-name="T7">(</text:span><text:span text:style-name="T9">'Много минут'</text:span><text:span text:style-name="T7">,</text:span><text:span text:style-name="T5"> </text:span><text:span text:style-name="T9">'Летай'</text:span><text:span text:style-name="T7">,</text:span><text:span text:style-name="T5"> </text:span><text:span text:style-name="T9">'Входящий'</text:span><text:span text:style-name="T7">,</text:span><text:span text:style-name="T5"> 0</text:span><text:span text:style-name="T7">,</text:span><text:span text:style-name="T5"> 0</text:span><text:span text:style-name="T7">),</text:span></text:p>
      <text:p text:style-name="Standard"><text:span text:style-name="T7">(</text:span><text:span text:style-name="T9">'Много минут'</text:span><text:span text:style-name="T7">,</text:span><text:span text:style-name="T5"> </text:span><text:span text:style-name="T9">'Летай'</text:span><text:span text:style-name="T7">,</text:span><text:span text:style-name="T5"> </text:span><text:span text:style-name="T9">'Исходящий'</text:span><text:span text:style-name="T7">,</text:span><text:span text:style-name="T5"> 0</text:span><text:span text:style-name="T7">,</text:span><text:span text:style-name="T5"> 0</text:span><text:span text:style-name="T7">),</text:span></text:p>
      <text:p text:style-name="Standard"><text:span text:style-name="T7">(</text:span><text:span text:style-name="T9">'190'</text:span><text:span text:style-name="T7">,</text:span><text:span text:style-name="T5"> </text:span><text:span text:style-name="T9">'Мотив'</text:span><text:span text:style-name="T7">,</text:span><text:span text:style-name="T5"> </text:span><text:span text:style-name="T9">'Входящий'</text:span><text:span text:style-name="T7">,</text:span><text:span text:style-name="T5"> 0</text:span><text:span text:style-name="T7">,</text:span><text:span text:style-name="T5"> 0</text:span><text:span text:style-name="T7">),</text:span></text:p>
      <text:p text:style-name="Standard"><text:span text:style-name="T7">(</text:span><text:span text:style-name="T9">'190'</text:span><text:span text:style-name="T7">,</text:span><text:span text:style-name="T5"> </text:span><text:span text:style-name="T9">'Мотив'</text:span><text:span text:style-name="T7">,</text:span><text:span text:style-name="T5"> </text:span><text:span text:style-name="T9">'Исходящий'</text:span><text:span text:style-name="T7">,</text:span><text:span text:style-name="T5"> 0</text:span><text:span text:style-name="T7">,</text:span><text:span text:style-name="T5"> 0</text:span><text:span text:style-name="T7">),</text:span></text:p>
      <text:p text:style-name="Standard"><text:span text:style-name="T7">(</text:span><text:span text:style-name="T9">'Мой интернет 5'</text:span><text:span text:style-name="T7">,</text:span><text:span text:style-name="T5"> </text:span><text:span text:style-name="T9">'Севмобайл'</text:span><text:span text:style-name="T7">,</text:span><text:span text:style-name="T5"> </text:span><text:span text:style-name="T9">'Входящий'</text:span><text:span text:style-name="T7">,</text:span><text:span text:style-name="T5"> 1</text:span><text:span text:style-name="T7">,</text:span><text:span text:style-name="T5"> 0</text:span><text:span text:style-name="T7">),</text:span></text:p>
      <text:p text:style-name="Standard"><text:span text:style-name="T7">(</text:span><text:span text:style-name="T9">'Мой интернет 5'</text:span><text:span text:style-name="T7">,</text:span><text:span text:style-name="T5"> </text:span><text:span text:style-name="T9">'Севмобайл'</text:span><text:span text:style-name="T7">,</text:span><text:span text:style-name="T5"> </text:span><text:span text:style-name="T9">'Исходящий'</text:span><text:span text:style-name="T7">,</text:span><text:span text:style-name="T5"> 2</text:span><text:span text:style-name="T7">,</text:span><text:span text:style-name="T5"> 1</text:span><text:span text:style-name="T7">),</text:span></text:p>
      <text:p text:style-name="Standard"><text:span text:style-name="T7">(</text:span><text:span text:style-name="T9">'Максимум'</text:span><text:span text:style-name="T7">,</text:span><text:span text:style-name="T5"> </text:span><text:span text:style-name="T9">'Мегафон'</text:span><text:span text:style-name="T7">,</text:span><text:span text:style-name="T5"> </text:span><text:span text:style-name="T9">'Входящий'</text:span><text:span text:style-name="T7">,</text:span><text:span text:style-name="T5"> 0</text:span><text:span text:style-name="T7">,</text:span><text:span text:style-name="T5"> 0</text:span><text:span text:style-name="T7">),</text:span></text:p>
      <text:p text:style-name="Standard"><text:soft-page-break/><text:span text:style-name="T7">(</text:span><text:span text:style-name="T9">'Максимум'</text:span><text:span text:style-name="T7">,</text:span><text:span text:style-name="T5"> </text:span><text:span text:style-name="T9">'Мегафон'</text:span><text:span text:style-name="T7">,</text:span><text:span text:style-name="T5"> </text:span><text:span text:style-name="T9">'Исходящий'</text:span><text:span text:style-name="T7">,</text:span><text:span text:style-name="T5"> 0</text:span><text:span text:style-name="T7">,</text:span><text:span text:style-name="T5"> 0</text:span><text:span text:style-name="T7">),</text:span></text:p>
      <text:p text:style-name="Standard"><text:span text:style-name="T7">(</text:span><text:span text:style-name="T9">'То, что надо'</text:span><text:span text:style-name="T7">,</text:span><text:span text:style-name="T5"> </text:span><text:span text:style-name="T9">'СМАРТС'</text:span><text:span text:style-name="T7">,</text:span><text:span text:style-name="T5"> </text:span><text:span text:style-name="T9">'Входящий'</text:span><text:span text:style-name="T7">,</text:span><text:span text:style-name="T5"> 0</text:span><text:span text:style-name="T7">,</text:span><text:span text:style-name="T5"> 0</text:span><text:span text:style-name="T7">),</text:span></text:p>
      <text:p text:style-name="Standard"><text:span text:style-name="T7">(</text:span><text:span text:style-name="T9">'То, что надо'</text:span><text:span text:style-name="T7">,</text:span><text:span text:style-name="T5"> </text:span><text:span text:style-name="T9">'СМАРТС'</text:span><text:span text:style-name="T7">,</text:span><text:span text:style-name="T5"> </text:span><text:span text:style-name="T9">'Исходящий'</text:span><text:span text:style-name="T7">,</text:span><text:span text:style-name="T5"> 0</text:span><text:span text:style-name="T7">,</text:span><text:span text:style-name="T5"> 0</text:span><text:span text:style-name="T7">),</text:span></text:p>
      <text:p text:style-name="Standard"><text:span text:style-name="T7">(</text:span><text:span text:style-name="T9">'Онлайн'</text:span><text:span text:style-name="T7">,</text:span><text:span text:style-name="T5"> </text:span><text:span text:style-name="T9">'Сотел'</text:span><text:span text:style-name="T7">,</text:span><text:span text:style-name="T5"> </text:span><text:span text:style-name="T9">'Входящий'</text:span><text:span text:style-name="T7">,</text:span><text:span text:style-name="T5"> 2</text:span><text:span text:style-name="T7">,</text:span><text:span text:style-name="T5"> 0</text:span><text:span text:style-name="T7">),</text:span></text:p>
      <text:p text:style-name="Standard"><text:span text:style-name="T7">(</text:span><text:span text:style-name="T9">'Онлайн'</text:span><text:span text:style-name="T7">,</text:span><text:span text:style-name="T5"> </text:span><text:span text:style-name="T9">'Сотел'</text:span><text:span text:style-name="T7">,</text:span><text:span text:style-name="T5"> </text:span><text:span text:style-name="T9">'Исходящий'</text:span><text:span text:style-name="T7">,</text:span><text:span text:style-name="T5"> 2</text:span><text:span text:style-name="T7">,</text:span><text:span text:style-name="T5"> 2</text:span><text:span text:style-name="T7">)</text:span></text:p>
      <text:p text:style-name="Standard"><text:span text:style-name="T2">GO</text:span><text:span text:style-name="T5"> </text:span></text:p>
      <text:p text:style-name="Standard"><text:span text:style-name="T5"><text:s/></text:span></text:p>
      <text:p text:style-name="Standard"><text:span text:style-name="T2">GO</text:span><text:span text:style-name="T5"> </text:span></text:p>
      <text:p text:style-name="Standard"><text:span text:style-name="T2">INSERT</text:span><text:span text:style-name="T5"> </text:span><text:span text:style-name="T2">INTO</text:span><text:span text:style-name="T5"> [Об абонентах] </text:span><text:span text:style-name="T2">VALUES</text:span><text:span text:style-name="T5"> </text:span></text:p>
      <text:p text:style-name="Standard"><text:span text:style-name="T2"><text:s/><text:tab/></text:span><text:span text:style-name="T7">(</text:span><text:span text:style-name="T5"> 6112932454</text:span><text:span text:style-name="T7">,</text:span><text:span text:style-name="T5"> </text:span><text:span text:style-name="T9">'Ермоленко Юрий Александрович'</text:span><text:span text:style-name="T7">,</text:span><text:span text:style-name="T5"> </text:span><text:span text:style-name="T9">'Рязань, Театральная д. 1'</text:span><text:span text:style-name="T7">,</text:span><text:span text:style-name="T5"> </text:span><text:span text:style-name="T9">'89106411202'</text:span><text:span text:style-name="T7">,</text:span><text:span text:style-name="T5"> <text:s/></text:span><text:span text:style-name="T9">'Нет задолженности'</text:span><text:span text:style-name="T7">),</text:span><text:span text:style-name="T5"> </text:span></text:p>
      <text:p text:style-name="Standard"><text:span text:style-name="T2"><text:s/><text:tab/></text:span><text:span text:style-name="T7">(</text:span><text:span text:style-name="T5"> 6114403454</text:span><text:span text:style-name="T7">,</text:span><text:span text:style-name="T5"> </text:span><text:span text:style-name="T9">'Васильев Михаил Петрович'</text:span><text:span text:style-name="T7">,</text:span><text:span text:style-name="T5"> </text:span><text:span text:style-name="T9">'Рязань, Театральная д. 2'</text:span><text:span text:style-name="T7">,</text:span><text:span text:style-name="T5"> </text:span><text:span text:style-name="T9">'89106452203'</text:span><text:span text:style-name="T7">,</text:span><text:span text:style-name="T5"> <text:s/></text:span><text:span text:style-name="T9">'Нет задолженности'</text:span><text:span text:style-name="T7">),</text:span><text:span text:style-name="T5"> <text:s/></text:span></text:p>
      <text:p text:style-name="Standard"><text:span text:style-name="T2"><text:s/><text:tab/></text:span><text:span text:style-name="T7">(</text:span><text:span text:style-name="T5"> 6122900354</text:span><text:span text:style-name="T7">,</text:span><text:span text:style-name="T5"> </text:span><text:span text:style-name="T9">'Григорьев Александр Николаевич'</text:span><text:span text:style-name="T7">,</text:span><text:span text:style-name="T5"> </text:span><text:span text:style-name="T9">'Санкт-Петербург, Малая Садовая, 8'</text:span><text:span text:style-name="T7">,</text:span><text:span text:style-name="T5"> </text:span><text:span text:style-name="T9">'84916419202'</text:span><text:span text:style-name="T7">,</text:span><text:span text:style-name="T5"> <text:s/></text:span><text:span text:style-name="T9">'Нет задолженности'</text:span><text:span text:style-name="T7">),</text:span><text:span text:style-name="T5"> </text:span></text:p>
      <text:p text:style-name="Standard"><text:span text:style-name="T2"><text:s/><text:tab/></text:span><text:span text:style-name="T7">(</text:span><text:span text:style-name="T5"> 6164905854</text:span><text:span text:style-name="T7">,</text:span><text:span text:style-name="T5"> </text:span><text:span text:style-name="T9">'Беляев Александр Алексеевич'</text:span><text:span text:style-name="T7">,</text:span><text:span text:style-name="T5"> </text:span><text:span text:style-name="T9">'Москва, Красноармейцев, 23'</text:span><text:span text:style-name="T7">,</text:span><text:span text:style-name="T5"> </text:span><text:span text:style-name="T9">'84929411202'</text:span><text:span text:style-name="T7">,</text:span><text:span text:style-name="T5"> <text:s/></text:span><text:span text:style-name="T9">'Задолженность'</text:span><text:span text:style-name="T7">),</text:span><text:span text:style-name="T5"> </text:span></text:p>
      <text:p text:style-name="Standard"><text:span text:style-name="T2"><text:s/><text:tab/></text:span><text:span text:style-name="T7">(</text:span><text:span text:style-name="T5"> 6114203454</text:span><text:span text:style-name="T7">,</text:span><text:span text:style-name="T5"> </text:span><text:span text:style-name="T9">'Андропов Григорий Васильевич'</text:span><text:span text:style-name="T7">,</text:span><text:span text:style-name="T5"> </text:span><text:span text:style-name="T9">'Москва, Красноармейцев, 21'</text:span><text:span text:style-name="T7">,</text:span><text:span text:style-name="T5"> </text:span><text:span text:style-name="T9">'84916243301'</text:span><text:span text:style-name="T7">,</text:span><text:span text:style-name="T5"> <text:s/></text:span><text:span text:style-name="T9">'Нет задолженности'</text:span><text:span text:style-name="T7">),</text:span><text:span text:style-name="T5"> </text:span></text:p>
      <text:p text:style-name="Standard"><text:span text:style-name="T2"><text:s/><text:tab/></text:span><text:span text:style-name="T7">(</text:span><text:span text:style-name="T5"> 6112283054</text:span><text:span text:style-name="T7">,</text:span><text:span text:style-name="T5"> </text:span><text:span text:style-name="T9">'Брилёв Василий Леонович'</text:span><text:span text:style-name="T7">,</text:span><text:span text:style-name="T5"> </text:span><text:span text:style-name="T9">'Москва, Октябрьская, 15'</text:span><text:span text:style-name="T7">,</text:span><text:span text:style-name="T5"> </text:span><text:span text:style-name="T9">'84627311202'</text:span><text:span text:style-name="T7">,</text:span><text:span text:style-name="T5"> <text:s/></text:span><text:span text:style-name="T9">'Задолженность'</text:span><text:span text:style-name="T7">),</text:span><text:span text:style-name="T5"> </text:span></text:p>
      <text:p text:style-name="Standard"><text:span text:style-name="T2"><text:s/><text:tab/></text:span><text:span text:style-name="T7">(</text:span><text:span text:style-name="T5"> 8112303454</text:span><text:span text:style-name="T7">,</text:span><text:span text:style-name="T5"> </text:span><text:span text:style-name="T9">'Шпагин Михаил Михайлович'</text:span><text:span text:style-name="T7">,</text:span><text:span text:style-name="T5"> </text:span><text:span text:style-name="T9">'Москва, Октябрьская, 25'</text:span><text:span text:style-name="T7">,</text:span><text:span text:style-name="T5"> </text:span><text:span text:style-name="T9">'84916422012'</text:span><text:span text:style-name="T7">,</text:span><text:span text:style-name="T5"> <text:s/></text:span><text:span text:style-name="T9">'Задолженность'</text:span><text:span text:style-name="T7">),</text:span><text:span text:style-name="T5"> <text:s/></text:span></text:p>
      <text:p text:style-name="Standard"><text:span text:style-name="T2"><text:s/><text:tab/></text:span><text:span text:style-name="T7">(</text:span><text:span text:style-name="T5"> 8112121354</text:span><text:span text:style-name="T7">,</text:span><text:span text:style-name="T5"> </text:span><text:span text:style-name="T9">'Карасёв Виталий Евгеньевич'</text:span><text:span text:style-name="T7">,</text:span><text:span text:style-name="T5"> </text:span><text:span text:style-name="T9">'Рязань, Есенина д. 14'</text:span><text:span text:style-name="T7">,</text:span><text:span text:style-name="T5"> </text:span><text:span text:style-name="T9">'84918115202'</text:span><text:span text:style-name="T7">,</text:span><text:span text:style-name="T5"> <text:s/></text:span><text:span text:style-name="T9">'Нет задолженности'</text:span><text:span text:style-name="T7">),</text:span><text:span text:style-name="T5"> </text:span></text:p>
      <text:p text:style-name="Standard"><text:span text:style-name="T2"><text:s/><text:tab/></text:span><text:span text:style-name="T7">(</text:span><text:span text:style-name="T5"> 6112445454</text:span><text:span text:style-name="T7">,</text:span><text:span text:style-name="T5"> </text:span><text:span text:style-name="T9">'Милёв Виталий Андреевич'</text:span><text:span text:style-name="T7">,</text:span><text:span text:style-name="T5"> </text:span><text:span text:style-name="T9">'Рязань, Урицкого д. 2'</text:span><text:span text:style-name="T7">,</text:span><text:span text:style-name="T5"> </text:span><text:span text:style-name="T9">'84916414182'</text:span><text:span text:style-name="T7">,</text:span><text:span text:style-name="T5"> <text:s/></text:span><text:span text:style-name="T9">'Нет задолженности'</text:span><text:span text:style-name="T7">),</text:span><text:span text:style-name="T5"> <text:s/></text:span></text:p>
      <text:p text:style-name="Standard"><text:span text:style-name="T2"><text:s/><text:tab/></text:span><text:span text:style-name="T7">(</text:span><text:span text:style-name="T5"> 6129143454</text:span><text:span text:style-name="T7">,</text:span><text:span text:style-name="T5"> </text:span><text:span text:style-name="T9">'Калашников Никита Владимирович'</text:span><text:span text:style-name="T7">,</text:span><text:span text:style-name="T5"> </text:span><text:span text:style-name="T9">'Санкт-Петербург, Малая Садовая, 1'</text:span><text:span text:style-name="T7">,</text:span><text:span text:style-name="T5"> </text:span><text:span text:style-name="T9">'84929202202'</text:span><text:span text:style-name="T7">,</text:span><text:span text:style-name="T5"> <text:s/></text:span><text:span text:style-name="T9">'Нет задолженности'</text:span><text:span text:style-name="T7">)</text:span><text:span text:style-name="T5"> </text:span></text:p>
      <text:p text:style-name="P1"><text:span text:style-name="T3">GO</text:span><text:span text:style-name="T10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1" svg:font-family="Consolas"/>
    <style:font-face style:name="Mangal1" svg:font-family="Mangal"/>
    <style:font-face style:name="Times New Roman" svg:font-family="'Times New Roman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 LibreOffice_project/4d224e95b98b138af42a64d84056446d09082932</meta:generator>
    <dc:date>2020-12-14T21:53:26.372000000</dc:date>
    <meta:editing-duration>PT1H57M26S</meta:editing-duration>
    <meta:editing-cycles>3</meta:editing-cycles>
    <meta:document-statistic meta:table-count="0" meta:image-count="0" meta:object-count="0" meta:page-count="6" meta:paragraph-count="243" meta:word-count="1404" meta:character-count="11951" meta:non-whitespace-character-count="10454"/>
  </office:meta>
</office:document-meta>
</file>